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alibri (Body)" svg:font-family="&quot;Calibri (Body)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e3" style:family="table-cell" style:parent-style-name="Default" style:data-style-name="N0">
      <style:text-properties fo:color="#FF0000" style:font-name="Calibri (Body)" style:font-name-asian="Calibri (Body)" style:font-name-complex="Calibri (Body)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22"/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FFFFFF"/>
      <style:text-properties fo:color="#00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6.0325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5.84729166666667cm"/>
    </style:style>
    <style:style style:name="co7" style:family="table-column">
      <style:table-column-properties fo:break-before="auto" style:column-width="6.32354166666667cm"/>
    </style:style>
    <style:style style:name="co8" style:family="table-column">
      <style:table-column-properties fo:break-before="auto" style:column-width="4.73604166666667cm"/>
    </style:style>
    <style:style style:name="co9" style:family="table-column">
      <style:table-column-properties fo:break-before="auto" style:column-width="4.81541666666667cm"/>
    </style:style>
    <style:style style:name="co10" style:family="table-column">
      <style:table-column-properties fo:break-before="auto" style:column-width="6.270625cm"/>
    </style:style>
    <style:style style:name="co11" style:family="table-column">
      <style:table-column-properties fo:break-before="auto" style:column-width="4.683125cm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tient name</text:p>
          </table:table-cell>
          <table:table-cell office:value-type="string" table:style-name="ce1">
            <text:p>Patient# (EPIC)</text:p>
          </table:table-cell>
          <table:table-cell office:value-type="string" table:style-name="ce1">
            <text:p>Patient# (Allscripts)</text:p>
          </table:table-cell>
          <table:table-cell office:value-type="string" table:style-name="ce1">
            <text:p>Age (CT date)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CT dat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athaway, Pamela</text:p>
          </table:table-cell>
          <table:table-cell office:value-type="string" table:style-name="ce1">
            <text:p>X007326014</text:p>
          </table:table-cell>
          <table:table-cell office:value-type="float" office:value="1254698" table:style-name="ce2">
            <text:p>125469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7.25</text:p>
          </table:table-cell>
          <table:table-cell office:value-type="string" table:style-name="ce1">
            <text:p>M. intracellulare &amp; M. abscessus ssp massiliense (7/25/2023)</text:p>
          </table:table-cell>
          <table:table-cell office:value-type="string" table:style-name="ce1">
            <text:p>M. stomatepiae (7/24/2023)</text:p>
          </table:table-cell>
          <table:table-cell office:value-type="string" table:style-name="ce1">
            <text:p>M. intracellulare (3/20/2023)</text:p>
          </table:table-cell>
          <table:table-cell office:value-type="string" table:style-name="ce1">
            <text:p>Alph-hemolytic strep, Neisseris species, Diphtheroids, GNB resembling enterics (7/13/2022)</text:p>
          </table:table-cell>
          <table:table-cell office:value-type="string" table:style-name="ce1">
            <text:p>M. abscessus group, MAC, M. simiae (7/13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Waisman, <text:s/>Cristina</text:p>
          </table:table-cell>
          <table:table-cell office:value-type="string" table:style-name="ce1">
            <text:p>X007279865</text:p>
          </table:table-cell>
          <table:table-cell office:value-type="float" office:value="1044838" table:style-name="ce2">
            <text:p>104483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13.10.10</text:p>
          </table:table-cell>
          <table:table-cell office:value-type="string" table:style-name="ce1">
            <text:p>MAC/mycobacteria (1980s but no growth subsequently through 2017, Dr. Huitt note)</text:p>
          </table:table-cell>
          <table:table-cell office:value-type="string" table:style-name="ce1">
            <text:p>Pseudomonas aerugionsa colonization (2009-2011, later in 2016, Dr. Huitt note)</text:p>
          </table:table-cell>
          <table:table-cell office:value-type="string" table:style-name="ce1">
            <text:p>Coccidioides immitis (2011, 2014, 2015, Dr. Huitt note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arfield, Beckie A</text:p>
          </table:table-cell>
          <table:table-cell office:value-type="string" table:style-name="ce1">
            <text:p>X007348548</text:p>
          </table:table-cell>
          <table:table-cell office:value-type="float" office:value="1257683" table:style-name="ce2">
            <text:p>125768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7.26</text:p>
          </table:table-cell>
          <table:table-cell office:value-type="string" table:style-name="ce1">
            <text:p>M. avium complex (6/22/2023)</text:p>
          </table:table-cell>
          <table:table-cell office:value-type="string" table:style-name="ce1">
            <text:p>M. avium (3/8/2023)</text:p>
          </table:table-cell>
          <table:table-cell office:value-type="string" table:style-name="ce1">
            <text:p>presumptive mixed anaerobic flora (1/9/2023)</text:p>
          </table:table-cell>
          <table:table-cell office:value-type="string" table:style-name="ce1">
            <text:p>M. avium complex (11/10/2022)</text:p>
          </table:table-cell>
          <table:table-cell office:value-type="string" table:style-name="ce1">
            <text:p>M. avium complex (9/1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legenheimer, Cynthia</text:p>
          </table:table-cell>
          <table:table-cell office:value-type="string" table:style-name="ce1">
            <text:p>X007097265</text:p>
          </table:table-cell>
          <table:table-cell office:value-type="float" office:value="1246530" table:style-name="ce2">
            <text:p>124653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7.28</text:p>
          </table:table-cell>
          <table:table-cell office:value-type="string" table:style-name="ce1">
            <text:p>M. avium, Staph aureus (MSSA) (7/29/2023)</text:p>
          </table:table-cell>
          <table:table-cell office:value-type="string" table:style-name="ce1">
            <text:p>Staph aureus (MSSA), Aspergillus fumigatus (7/23/2023)</text:p>
          </table:table-cell>
          <table:table-cell office:value-type="string" table:style-name="ce1">
            <text:p>M. avium complex (7/23/202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rtin, Michael</text:p>
          </table:table-cell>
          <table:table-cell office:value-type="string" table:style-name="ce1">
            <text:p>X005209266</text:p>
          </table:table-cell>
          <table:table-cell office:value-type="float" office:value="1253595" table:style-name="ce2">
            <text:p>125359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8.1</text:p>
          </table:table-cell>
          <table:table-cell office:value-type="string" table:style-name="ce1">
            <text:p>M. avium complex (9/30/2022)</text:p>
          </table:table-cell>
          <table:table-cell office:value-type="string" table:style-name="ce1">
            <text:p>M. avium complex (11/1/2021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mith, Kathleen</text:p>
          </table:table-cell>
          <table:table-cell office:value-type="string" table:style-name="ce1">
            <text:p>X007252686</text:p>
          </table:table-cell>
          <table:table-cell office:value-type="float" office:value="379513" table:style-name="ce2">
            <text:p>37951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</text:p>
          </table:table-cell>
          <table:table-cell office:value-type="string" table:style-name="ce1">
            <text:p>Haemophilus influenzae (3/25/2023)</text:p>
          </table:table-cell>
          <table:table-cell office:value-type="string" table:style-name="ce1">
            <text:p>Haemophilus influenzae (2/16/2023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mashiro, Elva</text:p>
          </table:table-cell>
          <table:table-cell office:value-type="string" table:style-name="ce1">
            <text:p>X007326488</text:p>
          </table:table-cell>
          <table:table-cell office:value-type="float" office:value="1256207" table:style-name="ce2">
            <text:p>125620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2</text:p>
          </table:table-cell>
          <table:table-cell office:value-type="string" table:style-name="ce1">
            <text:p>M. simiae (8/2/2023)</text:p>
          </table:table-cell>
          <table:table-cell office:value-type="string" table:style-name="ce1">
            <text:p>M. simiae (8/1/2023)</text:p>
          </table:table-cell>
          <table:table-cell office:value-type="string" table:style-name="ce1">
            <text:p>M. simiae (1/3/2023)</text:p>
          </table:table-cell>
          <table:table-cell office:value-type="string" table:style-name="ce1">
            <text:p>M. simiae (12/3/2022)</text:p>
          </table:table-cell>
          <table:table-cell office:value-type="string" table:style-name="ce1">
            <text:p>M. simiae (9/11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Weber, Brenda</text:p>
          </table:table-cell>
          <table:table-cell office:value-type="string" table:style-name="ce1">
            <text:p>X007283531</text:p>
          </table:table-cell>
          <table:table-cell office:value-type="float" office:value="1245251" table:style-name="ce2">
            <text:p>124525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5</text:p>
          </table:table-cell>
          <table:table-cell office:value-type="string" table:style-name="ce1">
            <text:p>M. abscessus ssp abscessus (8/15/2023)</text:p>
          </table:table-cell>
          <table:table-cell office:value-type="string" table:style-name="ce1">
            <text:p>M. abscessus ssp abscessus (1/27/2023)</text:p>
          </table:table-cell>
          <table:table-cell office:value-type="string" table:style-name="ce1">
            <text:p>M. abscessus ssp abscessus (1/5/2023)</text:p>
          </table:table-cell>
          <table:table-cell office:value-type="string" table:style-name="ce1">
            <text:p>M. abscessus ssp abscessus (1/4/2023)</text:p>
          </table:table-cell>
          <table:table-cell office:value-type="string" table:style-name="ce1">
            <text:p>M. abscessus ssp abscessus (1/3/2023)</text:p>
          </table:table-cell>
          <table:table-cell office:value-type="string" table:style-name="ce1">
            <text:p>M. abscessus ssp abscessus (11/12/2022)</text:p>
          </table:table-cell>
          <table:table-cell office:value-type="string" table:style-name="ce1">
            <text:p>M. abscessus ssp abscessus, Scytalidium species (8/19/2022)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yles, Peggy L</text:p>
          </table:table-cell>
          <table:table-cell office:value-type="string" table:style-name="ce1">
            <text:p>X007169804</text:p>
          </table:table-cell>
          <table:table-cell office:value-type="float" office:value="1246755" table:style-name="ce2">
            <text:p>12467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.10</text:p>
          </table:table-cell>
          <table:table-cell office:value-type="string" table:style-name="ce1">
            <text:p>M. abscessus ssp abscessus (1/10/2023)</text:p>
          </table:table-cell>
          <table:table-cell office:value-type="string" table:style-name="ce1">
            <text:p>M. abscessus ssp abscessus (1/9/2023)</text:p>
          </table:table-cell>
          <table:table-cell office:value-type="string" table:style-name="ce1">
            <text:p>M. abscessus ssp abscessus, Stenotrophomonas maltophilia, Verruconis gallopava (11/17/2022)</text:p>
          </table:table-cell>
          <table:table-cell table:style-name="ce1"/>
          <table:table-cell office:value-type="string" table:style-name="ce1">
            <text:p>Scolacobasicium spp (7/18/2022)</text:p>
          </table:table-cell>
          <table:table-cell office:value-type="string" table:style-name="ce1">
            <text:p>M. abscessus complex (7/14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Vanoss, Dawn</text:p>
          </table:table-cell>
          <table:table-cell office:value-type="string" table:style-name="ce1">
            <text:p>X007275918</text:p>
          </table:table-cell>
          <table:table-cell office:value-type="float" office:value="1241907" table:style-name="ce2">
            <text:p>124190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18.1.9</text:p>
          </table:table-cell>
          <table:table-cell office:value-type="string" table:style-name="ce1">
            <text:p>MAC in 2007-2010, 2022 x2, by report also grew MAC in 20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athburn, Sharon</text:p>
          </table:table-cell>
          <table:table-cell office:value-type="string" table:style-name="ce1">
            <text:p>X007222554</text:p>
          </table:table-cell>
          <table:table-cell office:value-type="float" office:value="1244125" table:style-name="ce2">
            <text:p>124412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8</text:p>
          </table:table-cell>
          <table:table-cell office:value-type="string" table:style-name="ce1">
            <text:p>Aggregatibacter segnis (7/10/2023)</text:p>
          </table:table-cell>
          <table:table-cell office:value-type="string" table:style-name="ce1">
            <text:p>Aspergillus terreus, Penicillium steckii (5/21/2023)</text:p>
          </table:table-cell>
          <table:table-cell office:value-type="string" table:style-name="ce1">
            <text:p>Actinomyces odontolyticus (1/10/2023)</text:p>
          </table:table-cell>
          <table:table-cell office:value-type="string" table:style-name="ce1">
            <text:p>M. intracellulare (1/25/2022) and MAC in 1/202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Lee, Mei Ying</text:p>
          </table:table-cell>
          <table:table-cell office:value-type="string" table:style-name="ce1">
            <text:p>X007161244</text:p>
          </table:table-cell>
          <table:table-cell office:value-type="float" office:value="1243645" table:style-name="ce2">
            <text:p>124364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30</text:p>
          </table:table-cell>
          <table:table-cell office:value-type="string" table:style-name="ce1">
            <text:p>M. kansasii (1/17/2023)</text:p>
          </table:table-cell>
          <table:table-cell office:value-type="string" table:style-name="ce1">
            <text:p>M. kansasii, Staph aureus (MSSA) (1/15/2023)</text:p>
          </table:table-cell>
          <table:table-cell office:value-type="string" table:style-name="ce1">
            <text:p>M. kansasii (1/12/2023)</text:p>
          </table:table-cell>
          <table:table-cell office:value-type="string" table:style-name="ce1">
            <text:p>M. kansasii, Staph aureus (MSSA) (8/24/2022)</text:p>
          </table:table-cell>
          <table:table-cell office:value-type="string" table:style-name="ce1">
            <text:p>M. kansasii, Penicillium spp, Cladosporium spp (7/8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onner, Alison</text:p>
          </table:table-cell>
          <table:table-cell office:value-type="string" table:style-name="ce1">
            <text:p>X007068792</text:p>
          </table:table-cell>
          <table:table-cell office:value-type="float" office:value="1238616" table:style-name="ce2">
            <text:p>12386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.13</text:p>
          </table:table-cell>
          <table:table-cell office:value-type="string" table:style-name="ce1">
            <text:p>M. avium (1/12/2023)</text:p>
          </table:table-cell>
          <table:table-cell office:value-type="string" table:style-name="ce1">
            <text:p>M. chimaera (9/2/2022)</text:p>
          </table:table-cell>
          <table:table-cell office:value-type="string" table:style-name="ce1">
            <text:p>M. chimaera (8/16/2022)</text:p>
          </table:table-cell>
          <table:table-cell office:value-type="string" table:style-name="ce1">
            <text:p>M. avium complex (4/28/2022)</text:p>
          </table:table-cell>
          <table:table-cell office:value-type="string" table:style-name="ce1">
            <text:p>M. avium complex (3/25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Kamkhatchi, Pnina</text:p>
          </table:table-cell>
          <table:table-cell office:value-type="string" table:style-name="ce1">
            <text:p>X007146216</text:p>
          </table:table-cell>
          <table:table-cell office:value-type="float" office:value="1244371" table:style-name="ce2">
            <text:p>124437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.13</text:p>
          </table:table-cell>
          <table:table-cell office:value-type="string" table:style-name="ce1">
            <text:p>M. abscessus ssp abscessus (1/16/2023)</text:p>
          </table:table-cell>
          <table:table-cell office:value-type="string" table:style-name="ce1">
            <text:p>M. abscessus ssp abscessus (1/13/2023)</text:p>
          </table:table-cell>
          <table:table-cell office:value-type="string" table:style-name="ce1">
            <text:p>M. abscessus ssp abscessus (1/12/2023)</text:p>
          </table:table-cell>
          <table:table-cell office:value-type="string" table:style-name="ce1">
            <text:p>M. abscessus ssp abscessus (12/20/2022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indall, Janet G</text:p>
          </table:table-cell>
          <table:table-cell office:value-type="string" table:style-name="ce1">
            <text:p>X007269357</text:p>
          </table:table-cell>
          <table:table-cell office:value-type="float" office:value="1191350" table:style-name="ce2">
            <text:p>119135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.17</text:p>
          </table:table-cell>
          <table:table-cell office:value-type="string" table:style-name="ce1">
            <text:p>M. intracellulare (1/18/2023)</text:p>
          </table:table-cell>
          <table:table-cell office:value-type="string" table:style-name="ce1">
            <text:p>M. intracellulare (1/17/2023)</text:p>
          </table:table-cell>
          <table:table-cell office:value-type="string" table:style-name="ce1">
            <text:p>M. intracellulare (1/16/2023)</text:p>
          </table:table-cell>
          <table:table-cell office:value-type="string" table:style-name="ce1">
            <text:p>MAC (8/26/2022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Yoshida, Pauline</text:p>
          </table:table-cell>
          <table:table-cell office:value-type="string" table:style-name="ce1">
            <text:p>X007295408</text:p>
          </table:table-cell>
          <table:table-cell office:value-type="float" office:value="1027051" table:style-name="ce2">
            <text:p>102705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.17</text:p>
          </table:table-cell>
          <table:table-cell office:value-type="string" table:style-name="ce1">
            <text:p>M. avium (1/17/2023)</text:p>
          </table:table-cell>
          <table:table-cell office:value-type="string" table:style-name="ce1">
            <text:p>M. avium (1/16/2023)</text:p>
          </table:table-cell>
          <table:table-cell office:value-type="string" table:style-name="ce1">
            <text:p>M. avium, M. abscessus (5/23/2022)</text:p>
          </table:table-cell>
          <table:table-cell office:value-type="string" table:style-name="ce1">
            <text:p>M. avium, M. abscessus (5/21/2022)<text:s/></text:p>
          </table:table-cell>
          <table:table-cell office:value-type="string" table:style-name="ce1">
            <text:p>M. avium, M. abscessus (5/20/2022)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, Hongyu</text:p>
          </table:table-cell>
          <table:table-cell office:value-type="string" table:style-name="ce4">
            <text:p>X007346723</text:p>
          </table:table-cell>
          <table:table-cell office:value-type="float" office:value="1246624" table:style-name="ce2">
            <text:p>124662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.18</text:p>
          </table:table-cell>
          <table:table-cell office:value-type="string" table:style-name="ce1">
            <text:p>M. avium (1/19/2023)</text:p>
          </table:table-cell>
          <table:table-cell office:value-type="string" table:style-name="ce1">
            <text:p>M. avium (1/18/2023)</text:p>
          </table:table-cell>
          <table:table-cell office:value-type="string" table:style-name="ce1">
            <text:p>M. avium (1/17/2023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good, Helen</text:p>
          </table:table-cell>
          <table:table-cell office:value-type="string" table:style-name="ce1">
            <text:p>X007118394</text:p>
          </table:table-cell>
          <table:table-cell office:value-type="float" office:value="1239368" table:style-name="ce2">
            <text:p>123936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.19</text:p>
          </table:table-cell>
          <table:table-cell office:value-type="string" table:style-name="ce1">
            <text:p>M. intracellulare subsp chimaera (2/18/2023)</text:p>
          </table:table-cell>
          <table:table-cell office:value-type="string" table:style-name="ce1">
            <text:p>M. avium (2/17/2023)</text:p>
          </table:table-cell>
          <table:table-cell office:value-type="string" table:style-name="ce1">
            <text:p>M. avium (8/5/2022)</text:p>
          </table:table-cell>
          <table:table-cell office:value-type="string" table:style-name="ce1">
            <text:p>M. avium complex (3/14/2022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cnichols, Karen</text:p>
          </table:table-cell>
          <table:table-cell office:value-type="string" table:style-name="ce1">
            <text:p>X007183349</text:p>
          </table:table-cell>
          <table:table-cell office:value-type="float" office:value="1246897" table:style-name="ce2">
            <text:p>124689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2.10.6</text:p>
          </table:table-cell>
          <table:table-cell office:value-type="string" table:style-name="ce1">
            <text:p>M. abscessus complex (4/18/2022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rren, Sarah E</text:p>
          </table:table-cell>
          <table:table-cell office:value-type="string" table:style-name="ce1">
            <text:p>X007282240</text:p>
          </table:table-cell>
          <table:table-cell office:value-type="float" office:value="1014321" table:style-name="ce2">
            <text:p>10143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.24</text:p>
          </table:table-cell>
          <table:table-cell office:value-type="string" table:style-name="ce1">
            <text:p>M. intracellulare (1/25/2023)</text:p>
          </table:table-cell>
          <table:table-cell office:value-type="string" table:style-name="ce1">
            <text:p>M. intracellulare (1/24/2023)</text:p>
          </table:table-cell>
          <table:table-cell office:value-type="string" table:style-name="ce1">
            <text:p>M. intracellulare (1/23/2023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otti, Carol</text:p>
          </table:table-cell>
          <table:table-cell office:value-type="string" table:style-name="ce1">
            <text:p>X007233689</text:p>
          </table:table-cell>
          <table:table-cell office:value-type="float" office:value="1240541" table:style-name="ce2">
            <text:p>124054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23</text:p>
          </table:table-cell>
          <table:table-cell office:value-type="string" table:style-name="ce1">
            <text:p>Haemophilus influenzae (8/23/2023)</text:p>
          </table:table-cell>
          <table:table-cell office:value-type="string" table:style-name="ce1">
            <text:p>M. avium (1/27/2023)</text:p>
          </table:table-cell>
          <table:table-cell office:value-type="string" table:style-name="ce1">
            <text:p>M. avium, M. abscessus subsp abscessus (1/26/2023)</text:p>
          </table:table-cell>
          <table:table-cell office:value-type="string" table:style-name="ce1">
            <text:p>M. abscessus subsp abscessus (1/25/2023)</text:p>
          </table:table-cell>
          <table:table-cell office:value-type="string" table:style-name="ce1">
            <text:p>M. avium complex, M. abscessus ssp abscessus (5/4/2022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luca, Marie</text:p>
          </table:table-cell>
          <table:table-cell office:value-type="string" table:style-name="ce1">
            <text:p>X007079817</text:p>
          </table:table-cell>
          <table:table-cell office:value-type="float" office:value="1245460" table:style-name="ce2">
            <text:p>124546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</text:p>
          </table:table-cell>
          <table:table-cell office:value-type="string" table:style-name="ce1">
            <text:p>M. avium (8/1/2023)</text:p>
          </table:table-cell>
          <table:table-cell office:value-type="string" table:style-name="ce1">
            <text:p>M. avium (5/30/2023)</text:p>
          </table:table-cell>
          <table:table-cell office:value-type="string" table:style-name="ce1">
            <text:p>M. avium (1/30/2023)</text:p>
          </table:table-cell>
          <table:table-cell office:value-type="string" table:style-name="ce1">
            <text:p>M. avium (1/27/2023)</text:p>
          </table:table-cell>
          <table:table-cell office:value-type="string" table:style-name="ce1">
            <text:p>M. avium complex (6/8/2022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ttum, Johnnie</text:p>
          </table:table-cell>
          <table:table-cell office:value-type="string" table:style-name="ce1">
            <text:p>X007063722</text:p>
          </table:table-cell>
          <table:table-cell office:value-type="float" office:value="1246085" table:style-name="ce2">
            <text:p>124608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.31</text:p>
          </table:table-cell>
          <table:table-cell office:value-type="string" table:style-name="ce1">
            <text:p>M. abscessus subsp massiliense (3/26/2023)</text:p>
          </table:table-cell>
          <table:table-cell office:value-type="string" table:style-name="ce1">
            <text:p>Pseudomonas aeruginosa (11/19/2022)</text:p>
          </table:table-cell>
          <table:table-cell office:value-type="string" table:style-name="ce1">
            <text:p>M. fortuitum-peregrinum complex (9/27/2022)</text:p>
          </table:table-cell>
          <table:table-cell office:value-type="string" table:style-name="ce1">
            <text:p>M. avium-intracellulare complex (6/8/2022)</text:p>
          </table:table-cell>
          <table:table-cell office:value-type="string" table:style-name="ce1">
            <text:p>M. abscessus (no macrolide resistance at 14 days, 2/28/2022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enstermacher, Deborah</text:p>
          </table:table-cell>
          <table:table-cell office:value-type="string" table:style-name="ce1">
            <text:p>X007094848</text:p>
          </table:table-cell>
          <table:table-cell office:value-type="float" office:value="1245232" table:style-name="ce2">
            <text:p>124523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2.10.26</text:p>
          </table:table-cell>
          <table:table-cell office:value-type="string" table:style-name="ce1">
            <text:p>Acinetobacter species, M. abscessus subsp massiliense (10/31/2022)</text:p>
          </table:table-cell>
          <table:table-cell office:value-type="string" table:style-name="ce1">
            <text:p>M. abscessus complex (macrolide-S at 14 days, 8/5/2022 or 7/28/2022?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ierson, Patricia</text:p>
          </table:table-cell>
          <table:table-cell office:value-type="string" table:style-name="ce1">
            <text:p>X007214872</text:p>
          </table:table-cell>
          <table:table-cell office:value-type="float" office:value="1246326" table:style-name="ce2">
            <text:p>124632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1</text:p>
          </table:table-cell>
          <table:table-cell office:value-type="string" table:style-name="ce1">
            <text:p>Scedosporium apiospermum (5/11/2023)</text:p>
          </table:table-cell>
          <table:table-cell office:value-type="string" table:style-name="ce1">
            <text:p>M. avium-intracellulare complex (12/20/2021)</text:p>
          </table:table-cell>
          <table:table-cell office:value-type="string" table:style-name="ce1">
            <text:p>MAC in 2019 (by notes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luney, Stephanie</text:p>
          </table:table-cell>
          <table:table-cell office:value-type="string" table:style-name="ce1">
            <text:p>X007325374</text:p>
          </table:table-cell>
          <table:table-cell office:value-type="float" office:value="1247780" table:style-name="ce2">
            <text:p>124778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2</text:p>
          </table:table-cell>
          <table:table-cell office:value-type="string" table:style-name="ce1">
            <text:p>Stenotrophomonas maltophilia (2/1/2023)</text:p>
          </table:table-cell>
          <table:table-cell office:value-type="string" table:style-name="ce1">
            <text:p>Stenotrophomonas maltophilia, Pseudomonas aeruginosa (1/7/2023)</text:p>
          </table:table-cell>
          <table:table-cell office:value-type="string" table:style-name="ce1">
            <text:p>M. abscessus group (macrolide-S at 14d, 7/20/202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elinger, Kristie</text:p>
          </table:table-cell>
          <table:table-cell office:value-type="string" table:style-name="ce4">
            <text:p>X007346746</text:p>
          </table:table-cell>
          <table:table-cell office:value-type="float" office:value="1246588" table:style-name="ce2">
            <text:p>124658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2</text:p>
          </table:table-cell>
          <table:table-cell office:value-type="string" table:style-name="ce1">
            <text:p>M. intracellulare (2/2/2023)</text:p>
          </table:table-cell>
          <table:table-cell office:value-type="string" table:style-name="ce1">
            <text:p>M. intracellulare (2/1/2023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nderson, Denise</text:p>
          </table:table-cell>
          <table:table-cell office:value-type="string" table:style-name="ce1">
            <text:p>X007026601</text:p>
          </table:table-cell>
          <table:table-cell office:value-type="float" office:value="1244771" table:style-name="ce2">
            <text:p>124477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31</text:p>
          </table:table-cell>
          <table:table-cell office:value-type="string" table:style-name="ce1">
            <text:p>Achromobacter xylosoxidans ssp xylosoxidans (5/31/2023)</text:p>
          </table:table-cell>
          <table:table-cell office:value-type="string" table:style-name="ce1">
            <text:p>M. intracellulare (2/3/2023)</text:p>
          </table:table-cell>
          <table:table-cell office:value-type="string" table:style-name="ce1">
            <text:p>Achromobacter species (2/2/2023)</text:p>
          </table:table-cell>
          <table:table-cell office:value-type="string" table:style-name="ce1">
            <text:p>M. intracellulare, Achromobacter xylosoxidans ssp xylosoxidans, Staph aureus (MRSA), Acinetobacter species (1/11/2023)</text:p>
          </table:table-cell>
          <table:table-cell office:value-type="string" table:style-name="ce1">
            <text:p>M. avium-intracellulare complex (5/12/2022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cintire Harnett, Teresa</text:p>
          </table:table-cell>
          <table:table-cell office:value-type="string" table:style-name="ce1">
            <text:p>X007181977</text:p>
          </table:table-cell>
          <table:table-cell office:value-type="float" office:value="1246704" table:style-name="ce2">
            <text:p>124670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7</text:p>
          </table:table-cell>
          <table:table-cell office:value-type="string" table:style-name="ce1">
            <text:p>MAC (7/2022)</text:p>
          </table:table-cell>
          <table:table-cell office:value-type="string" table:style-name="ce1">
            <text:p>MAC (8/2021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upe, Elizabeth</text:p>
          </table:table-cell>
          <table:table-cell office:value-type="string" table:style-name="ce1">
            <text:p>X003934548</text:p>
          </table:table-cell>
          <table:table-cell office:value-type="float" office:value="1247133" table:style-name="ce2">
            <text:p>124713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28</text:p>
          </table:table-cell>
          <table:table-cell office:value-type="string" table:style-name="ce1">
            <text:p>M. chelonae, Serratia marcescens (5/29/2023)</text:p>
          </table:table-cell>
          <table:table-cell office:value-type="string" table:style-name="ce1">
            <text:p>M. colombiense/MAC (2/10/2023)</text:p>
          </table:table-cell>
          <table:table-cell office:value-type="string" table:style-name="ce1">
            <text:p>Haemophilus influenzae (2/8/2023)</text:p>
          </table:table-cell>
          <table:table-cell office:value-type="string" table:style-name="ce1">
            <text:p>M. intracellulare, Aspergillus fumigatus (11/16/2022)</text:p>
          </table:table-cell>
          <table:table-cell office:value-type="string" table:style-name="ce1">
            <text:p>Haemophilus influenzae (8/24/2022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ifer, Teresa S</text:p>
          </table:table-cell>
          <table:table-cell office:value-type="string" table:style-name="ce1">
            <text:p>X007213998</text:p>
          </table:table-cell>
          <table:table-cell office:value-type="float" office:value="1246706" table:style-name="ce2">
            <text:p>124670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9</text:p>
          </table:table-cell>
          <table:table-cell office:value-type="string" table:style-name="ce1">
            <text:p>M. intracellulare (2/9/2023)</text:p>
          </table:table-cell>
          <table:table-cell office:value-type="string" table:style-name="ce1">
            <text:p>M. avium complex (11/8/2022)</text:p>
          </table:table-cell>
          <table:table-cell office:value-type="string" table:style-name="ce1">
            <text:p>M. avium complex (7/20/202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ummerville, Alicia</text:p>
          </table:table-cell>
          <table:table-cell office:value-type="string" table:style-name="ce1">
            <text:p>X007326450</text:p>
          </table:table-cell>
          <table:table-cell office:value-type="float" office:value="1247987" table:style-name="ce2">
            <text:p>124798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10</text:p>
          </table:table-cell>
          <table:table-cell office:value-type="string" table:style-name="ce1">
            <text:p>M. abscessus subsp abscessus (2/10/2023)</text:p>
          </table:table-cell>
          <table:table-cell office:value-type="string" table:style-name="ce1">
            <text:p>M. abscessus subsp abscessus (2/9/2023)</text:p>
          </table:table-cell>
          <table:table-cell office:value-type="string" table:style-name="ce1">
            <text:p>M. abscessus ssp abscessus (10/4/202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Smith, Vicki L</text:p>
          </table:table-cell>
          <table:table-cell office:value-type="string" table:style-name="ce1">
            <text:p>X006521342</text:p>
          </table:table-cell>
          <table:table-cell office:value-type="float" office:value="1248934" table:style-name="ce2">
            <text:p>124893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6</text:p>
          </table:table-cell>
          <table:table-cell office:value-type="string" table:style-name="ce1">
            <text:p>M. avium (3/17/2023)</text:p>
          </table:table-cell>
          <table:table-cell office:value-type="string" table:style-name="ce1">
            <text:p>M. avium (2/13/2023)</text:p>
          </table:table-cell>
          <table:table-cell office:value-type="string" table:style-name="ce1">
            <text:p>M. avium (2/10/2023)</text:p>
          </table:table-cell>
          <table:table-cell office:value-type="string" table:style-name="ce1">
            <text:p>M. avium, Pseudomonas aeruginosa (2/9/2023)</text:p>
          </table:table-cell>
          <table:table-cell office:value-type="string" table:style-name="ce1">
            <text:p>M. avium (10/31/2022)</text:p>
          </table:table-cell>
          <table:table-cell office:value-type="string" table:style-name="ce1">
            <text:p>M. avium, Pseudomonas aeruginosa (6/13/2022)</text:p>
          </table:table-cell>
          <table:table-cell office:value-type="string" table:style-name="ce1">
            <text:p>M. avium, Aspergillus fumigatus (5/9/202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reathouse, Argentina</text:p>
          </table:table-cell>
          <table:table-cell office:value-type="string" table:style-name="ce1">
            <text:p>X007113812</text:p>
          </table:table-cell>
          <table:table-cell office:value-type="float" office:value="1244687" table:style-name="ce2">
            <text:p>124468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30</text:p>
          </table:table-cell>
          <table:table-cell office:value-type="string" table:style-name="ce1">
            <text:p>M. avium, Pseudomonas aeruginosa (5/18/2023)</text:p>
          </table:table-cell>
          <table:table-cell office:value-type="string" table:style-name="ce1">
            <text:p>M. avium, Pseudomonas aeruginosa (4/26/2023)</text:p>
          </table:table-cell>
          <table:table-cell office:value-type="string" table:style-name="ce1">
            <text:p>M. avium (2/15/2023)</text:p>
          </table:table-cell>
          <table:table-cell office:value-type="string" table:style-name="ce1">
            <text:p>M. avium (2/14/2023)</text:p>
          </table:table-cell>
          <table:table-cell office:value-type="string" table:style-name="ce1">
            <text:p>M. avium, Pseudomonas aeruginosa, Staph aureus (MSSA) (2/13/2023)</text:p>
          </table:table-cell>
          <table:table-cell office:value-type="string" table:style-name="ce1">
            <text:p>Pseudomonas aeruginosa, Staph aureus (MSSA) (11/2/2022)</text:p>
          </table:table-cell>
          <table:table-cell office:value-type="string" table:style-name="ce1">
            <text:p>M. avium, Pseudomonas aeruginosa, Staph aureus (MSSA) (10/29/2022)</text:p>
          </table:table-cell>
          <table:table-cell office:value-type="string" table:style-name="ce1">
            <text:p>M. avium complex, Staph aureus (MSSA) (5/2022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Baker, Garry R</text:p>
          </table:table-cell>
          <table:table-cell office:value-type="string" table:style-name="ce1">
            <text:p>X007324846</text:p>
          </table:table-cell>
          <table:table-cell office:value-type="float" office:value="1247785" table:style-name="ce2">
            <text:p>124778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2.15</text:p>
          </table:table-cell>
          <table:table-cell office:value-type="string" table:style-name="ce1">
            <text:p>Stenotrophomonas maltophilia (2/14/2023)</text:p>
          </table:table-cell>
          <table:table-cell office:value-type="string" table:style-name="ce1">
            <text:p>Stenotrophomonas maltophilia (1/28/2023)</text:p>
          </table:table-cell>
          <table:table-cell office:value-type="string" table:style-name="ce1">
            <text:p>Rothia mucilaginosa (10/24/2022)</text:p>
          </table:table-cell>
          <table:table-cell office:value-type="string" table:style-name="ce1">
            <text:p>M. lentiflavum (6/29/2022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helley, Elizabeth B</text:p>
          </table:table-cell>
          <table:table-cell office:value-type="string" table:style-name="ce1">
            <text:p>X007246927</text:p>
          </table:table-cell>
          <table:table-cell office:value-type="float" office:value="1237975" table:style-name="ce2">
            <text:p>123797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21</text:p>
          </table:table-cell>
          <table:table-cell office:value-type="string" table:style-name="ce1">
            <text:p>Klebsiella pneumoniae (2/23/2023)</text:p>
          </table:table-cell>
          <table:table-cell office:value-type="string" table:style-name="ce1">
            <text:p>M. intracellulare, Klebsiella pneumoniae (2/21/2023)</text:p>
          </table:table-cell>
          <table:table-cell office:value-type="string" table:style-name="ce1">
            <text:p>M. abscessus subsp massiliense (2/20/2023)</text:p>
          </table:table-cell>
          <table:table-cell office:value-type="string" table:style-name="ce1">
            <text:p>Klebsiella pneumoniae (7/26/2022)</text:p>
          </table:table-cell>
          <table:table-cell office:value-type="string" table:style-name="ce1">
            <text:p>M. abscessus subsp massiliense, M. avium-intracellulare complex (6/3/2021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arouki, Saad</text:p>
          </table:table-cell>
          <table:table-cell office:value-type="string" table:style-name="ce1">
            <text:p>X007093817</text:p>
          </table:table-cell>
          <table:table-cell office:value-type="float" office:value="1075114" table:style-name="ce2">
            <text:p>107511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1.31</text:p>
          </table:table-cell>
          <table:table-cell office:value-type="string" table:style-name="ce1">
            <text:p>M. kansasii (2/21/2023)</text:p>
          </table:table-cell>
          <table:table-cell office:value-type="string" table:style-name="ce1">
            <text:p>Acinetobacter ursingii, Staph aureus (MSSA) (11/1/2022)</text:p>
          </table:table-cell>
          <table:table-cell office:value-type="string" table:style-name="ce1">
            <text:p>M. avium complex (8/18/2022)</text:p>
          </table:table-cell>
          <table:table-cell office:value-type="string" table:style-name="ce1">
            <text:p>M. avium complex (8/17/2022)</text:p>
          </table:table-cell>
          <table:table-cell office:value-type="string" table:style-name="ce1">
            <text:p>Staph aureus (MSSA) (3/28/2018)</text:p>
          </table:table-cell>
          <table:table-cell office:value-type="string" table:style-name="ce1">
            <text:p>Staph aureus (2/8/2018)</text:p>
          </table:table-cell>
          <table:table-cell office:value-type="string" table:style-name="ce1">
            <text:p>M. avium complex (2/6/2018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Kimball, Rosalia</text:p>
          </table:table-cell>
          <table:table-cell office:value-type="string" table:style-name="ce1">
            <text:p>X007150707</text:p>
          </table:table-cell>
          <table:table-cell office:value-type="float" office:value="1245664" table:style-name="ce2">
            <text:p>124566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22</text:p>
          </table:table-cell>
          <table:table-cell office:value-type="string" table:style-name="ce1">
            <text:p>M. gordonae (5/9/2023)</text:p>
          </table:table-cell>
          <table:table-cell office:value-type="string" table:style-name="ce1">
            <text:p>M. abscessus species group (6/30/202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nueven, Judith</text:p>
          </table:table-cell>
          <table:table-cell office:value-type="string" table:style-name="ce1">
            <text:p>X007328545</text:p>
          </table:table-cell>
          <table:table-cell office:value-type="float" office:value="1250862" table:style-name="ce2">
            <text:p>125086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23</text:p>
          </table:table-cell>
          <table:table-cell office:value-type="string" table:style-name="ce1">
            <text:p>M. intracellulare, M. abscessus ssp abscessus (3/28/2023)</text:p>
          </table:table-cell>
          <table:table-cell office:value-type="string" table:style-name="ce1">
            <text:p>M. abscessus subsp abscessus (2/24/2023)</text:p>
          </table:table-cell>
          <table:table-cell office:value-type="string" table:style-name="ce1">
            <text:p>M. abscessus subsp abscessus (2/23/2023)</text:p>
          </table:table-cell>
          <table:table-cell office:value-type="string" table:style-name="ce1">
            <text:p>M. abscessus subsp abscessus, Pseudomonas aeruginosa (2/22/2023)</text:p>
          </table:table-cell>
          <table:table-cell office:value-type="string" table:style-name="ce1">
            <text:p>M. avium, M. abscessus subsp abscessus, Pseudomonas aeruginosa (1/23/2023)</text:p>
          </table:table-cell>
          <table:table-cell office:value-type="string" table:style-name="ce1">
            <text:p>Pseudomonas aeruginosa (11/2022)</text:p>
          </table:table-cell>
          <table:table-cell office:value-type="string" table:style-name="ce1">
            <text:p>MAC (8/24/2021)</text:p>
          </table:table-cell>
          <table:table-cell office:value-type="string" table:style-name="ce1">
            <text:p>MAC (8/23/2021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Kamyszek, Carol L</text:p>
          </table:table-cell>
          <table:table-cell office:value-type="string" table:style-name="ce1">
            <text:p>X007146276</text:p>
          </table:table-cell>
          <table:table-cell office:value-type="float" office:value="534467" table:style-name="ce2">
            <text:p>53446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24</text:p>
          </table:table-cell>
          <table:table-cell office:value-type="string" table:style-name="ce1">
            <text:p>M. avium (2/27/2023)</text:p>
          </table:table-cell>
          <table:table-cell office:value-type="string" table:style-name="ce1">
            <text:p>M. intracellulare (2/25/2023)</text:p>
          </table:table-cell>
          <table:table-cell office:value-type="string" table:style-name="ce1">
            <text:p>M. avium, Scedosporium apiospermum (2/24/2023)</text:p>
          </table:table-cell>
          <table:table-cell office:value-type="string" table:style-name="ce1">
            <text:p>M. avium complex, Aspergillus fumigatus (9/30/2022)</text:p>
          </table:table-cell>
          <table:table-cell office:value-type="string" table:style-name="ce1">
            <text:p>Aspergillus fumigatus (4/1/2022)</text:p>
          </table:table-cell>
          <table:table-cell office:value-type="string" table:style-name="ce1">
            <text:p>M. avium complex (3/10/2022)</text:p>
          </table:table-cell>
          <table:table-cell office:value-type="string" table:style-name="ce1">
            <text:p>M. avium complex, Aspergillus fumigatus, Staph aureus (MSSA) (1/12/202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hao, Mei Wang</text:p>
          </table:table-cell>
          <table:table-cell office:value-type="string" table:style-name="ce1">
            <text:p>X007326198</text:p>
          </table:table-cell>
          <table:table-cell office:value-type="float" office:value="1252259" table:style-name="ce2">
            <text:p>1252259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23</text:p>
          </table:table-cell>
          <table:table-cell office:value-type="string" table:style-name="ce1">
            <text:p>Stenotrophomonas maltophilia (5/21/2023)</text:p>
          </table:table-cell>
          <table:table-cell office:value-type="string" table:style-name="ce1">
            <text:p>Stenotrophomonas maltophilia, Achromobacter xylosoxidans ssp xylosoxidans (4/17/2023)</text:p>
          </table:table-cell>
          <table:table-cell office:value-type="string" table:style-name="ce1">
            <text:p>M. abscessus subsp massiliense (3/1/2023)</text:p>
          </table:table-cell>
          <table:table-cell office:value-type="string" table:style-name="ce1">
            <text:p>M. abscessus subsp massiliense (2/28/2023)</text:p>
          </table:table-cell>
          <table:table-cell office:value-type="string" table:style-name="ce1">
            <text:p>M. abscessus subsp massiliense, Achromobacter xylosoxidans ssp xylosoxidans (2/27/2023)</text:p>
          </table:table-cell>
          <table:table-cell office:value-type="string" table:style-name="ce1">
            <text:p>M. abscessus subsp massiliense, Achromobacter xylosoxidans ssp xylosoxidans (2/17/2023)</text:p>
          </table:table-cell>
          <table:table-cell office:value-type="string" table:style-name="ce1">
            <text:p>M. abscessus (no inducible resistance, 11/30/202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rown, Janet F</text:p>
          </table:table-cell>
          <table:table-cell office:value-type="string" table:style-name="ce1">
            <text:p>X007325140</text:p>
          </table:table-cell>
          <table:table-cell office:value-type="float" office:value="1248997" table:style-name="ce2">
            <text:p>124899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28</text:p>
          </table:table-cell>
          <table:table-cell office:value-type="string" table:style-name="ce1">
            <text:p>M. avium, M. abscessus ssp abscessus (3/3/2023)</text:p>
          </table:table-cell>
          <table:table-cell office:value-type="string" table:style-name="ce1">
            <text:p>M. avium, M. abscessus ssp abscessus (3/2/2023)</text:p>
          </table:table-cell>
          <table:table-cell office:value-type="string" table:style-name="ce1">
            <text:p>M. abscessus subsp abscessus (3/1/2023)</text:p>
          </table:table-cell>
          <table:table-cell office:value-type="string" table:style-name="ce1">
            <text:p>M. avium (2/27/2023)</text:p>
          </table:table-cell>
          <table:table-cell office:value-type="string" table:style-name="ce1">
            <text:p>M. avium, M. abscessus ssp abscessus (1/16/2023)</text:p>
          </table:table-cell>
          <table:table-cell office:value-type="string" table:style-name="ce1">
            <text:p>M. abscessus, Penicillium species (11/4/2022)</text:p>
          </table:table-cell>
          <table:table-cell office:value-type="string" table:style-name="ce1">
            <text:p>M. abscessus (10/28/2022)</text:p>
          </table:table-cell>
          <table:table-cell office:value-type="string" table:style-name="ce1">
            <text:p>M. avium intracellulare complex, M. abscessus, Basidiomycete (10/3/2022)</text:p>
          </table:table-cell>
          <table:table-cell office:value-type="string" table:style-name="ce1">
            <text:p>M. avium intracellulare complex, M. abscessus, Cladosporium species, Filamentous organism (5/10/2022)</text:p>
          </table:table-cell>
          <table:table-cell office:value-type="string" table:style-name="ce1">
            <text:p>M. avium intracellulare complex, M. abscessus, Aspergillus fumigatus, Aspergillus niger, Penicillium species, Acrophialophora fusispor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landford, Christine</text:p>
          </table:table-cell>
          <table:table-cell office:value-type="string" table:style-name="ce1">
            <text:p>X007325024</text:p>
          </table:table-cell>
          <table:table-cell office:value-type="float" office:value="1248799" table:style-name="ce2">
            <text:p>124879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1</text:p>
          </table:table-cell>
          <table:table-cell office:value-type="string" table:style-name="ce1">
            <text:p>M. abscessus group (10/12/2022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mero-Garcia, Ivonne</text:p>
          </table:table-cell>
          <table:table-cell office:value-type="string" table:style-name="ce1">
            <text:p>X007327495</text:p>
          </table:table-cell>
          <table:table-cell office:value-type="float" office:value="1248936" table:style-name="ce2">
            <text:p>124893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1</text:p>
          </table:table-cell>
          <table:table-cell office:value-type="string" table:style-name="ce1">
            <text:p>M. abscessus subsp bolletii (3/2/2023)</text:p>
          </table:table-cell>
          <table:table-cell office:value-type="string" table:style-name="ce1">
            <text:p>M. abscessus subsp bolletii (3/1/2023)</text:p>
          </table:table-cell>
          <table:table-cell office:value-type="string" table:style-name="ce1">
            <text:p>M. abscessus subsp bolletii (2/28/2023)</text:p>
          </table:table-cell>
          <table:table-cell office:value-type="string" table:style-name="ce1">
            <text:p>M. abscessus subsp bolletii (1/18/2023)</text:p>
          </table:table-cell>
          <table:table-cell office:value-type="string" table:style-name="ce1">
            <text:p>M. abscessus (10/3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ccall, Joelle</text:p>
          </table:table-cell>
          <table:table-cell office:value-type="string" table:style-name="ce1">
            <text:p>X007328989</text:p>
          </table:table-cell>
          <table:table-cell office:value-type="float" office:value="1250150" table:style-name="ce2">
            <text:p>125015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2</text:p>
          </table:table-cell>
          <table:table-cell office:value-type="string" table:style-name="ce1">
            <text:p>M. palustre (3/3/2023)</text:p>
          </table:table-cell>
          <table:table-cell office:value-type="string" table:style-name="ce1">
            <text:p>M. avium (3/2/2023)</text:p>
          </table:table-cell>
          <table:table-cell office:value-type="string" table:style-name="ce1">
            <text:p>M. intracellulare (3/1/2023)</text:p>
          </table:table-cell>
          <table:table-cell office:value-type="string" table:style-name="ce1">
            <text:p>M. intracellulare, Haemophilus influenzae (12/26/2022)</text:p>
          </table:table-cell>
          <table:table-cell office:value-type="string" table:style-name="ce1">
            <text:p>M. abscessus complex, Penicillium species (9/20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Katras, Marguerite</text:p>
          </table:table-cell>
          <table:table-cell office:value-type="string" table:style-name="ce1">
            <text:p>X007328452</text:p>
          </table:table-cell>
          <table:table-cell office:value-type="float" office:value="1247779" table:style-name="ce2">
            <text:p>124777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2</text:p>
          </table:table-cell>
          <table:table-cell office:value-type="string" table:style-name="ce1">
            <text:p>M. intracellulare (12/17/2022)</text:p>
          </table:table-cell>
          <table:table-cell office:value-type="string" table:style-name="ce1">
            <text:p>M. intracellulare (11/19/2022)</text:p>
          </table:table-cell>
          <table:table-cell office:value-type="string" table:style-name="ce1">
            <text:p>M. intracellulare (9/19/2022)</text:p>
          </table:table-cell>
          <table:table-cell office:value-type="string" table:style-name="ce1">
            <text:p>M. intracellulare (9/15/2022)</text:p>
          </table:table-cell>
          <table:table-cell office:value-type="string" table:style-name="ce1">
            <text:p>M. chimaera intracellulare (8/26/2022)</text:p>
          </table:table-cell>
          <table:table-cell office:value-type="string" table:style-name="ce1">
            <text:p>M. intracellulare (8/6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ain, Christine</text:p>
          </table:table-cell>
          <table:table-cell office:value-type="string" table:style-name="ce1">
            <text:p>X007327064</text:p>
          </table:table-cell>
          <table:table-cell office:value-type="float" office:value="1249554" table:style-name="ce2">
            <text:p>124955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7</text:p>
          </table:table-cell>
          <table:table-cell office:value-type="string" table:style-name="ce1">
            <text:p>M. avium (4/24/2023)</text:p>
          </table:table-cell>
          <table:table-cell office:value-type="string" table:style-name="ce1">
            <text:p>M. avium (9/29/202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amond, June</text:p>
          </table:table-cell>
          <table:table-cell office:value-type="string" table:style-name="ce1">
            <text:p>X007327751</text:p>
          </table:table-cell>
          <table:table-cell office:value-type="float" office:value="1249358" table:style-name="ce2">
            <text:p>124935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8</text:p>
          </table:table-cell>
          <table:table-cell office:value-type="string" table:style-name="ce1">
            <text:p>M. marseillense (3/7/2023)</text:p>
          </table:table-cell>
          <table:table-cell office:value-type="string" table:style-name="ce1">
            <text:p>M. avium complex (11/4/202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ill, Joy L</text:p>
          </table:table-cell>
          <table:table-cell office:value-type="string" table:style-name="ce1">
            <text:p>X007129465</text:p>
          </table:table-cell>
          <table:table-cell office:value-type="float" office:value="1225262" table:style-name="ce2">
            <text:p>122526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9</text:p>
          </table:table-cell>
          <table:table-cell office:value-type="string" table:style-name="ce1">
            <text:p>Aspergillus fumigatus (1/27/2023)</text:p>
          </table:table-cell>
          <table:table-cell office:value-type="string" table:style-name="ce1">
            <text:p>M. avium intracellulare complex, Penicillium species, Purpurocillium lilacinum (7/2/2021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adcock, Mary M</text:p>
          </table:table-cell>
          <table:table-cell office:value-type="string" table:style-name="ce1">
            <text:p>X007325912</text:p>
          </table:table-cell>
          <table:table-cell office:value-type="float" office:value="1251428" table:style-name="ce2">
            <text:p>125142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12</text:p>
          </table:table-cell>
          <table:table-cell office:value-type="string" table:style-name="ce1">
            <text:p>M. avium (3/10/2023)</text:p>
          </table:table-cell>
          <table:table-cell office:value-type="string" table:style-name="ce1">
            <text:p>M. avium (3/9/2023)</text:p>
          </table:table-cell>
          <table:table-cell office:value-type="string" table:style-name="ce1">
            <text:p>M. avium-intracellulare, Aspergillus niger (11/29/202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ernandes, Paula</text:p>
          </table:table-cell>
          <table:table-cell office:value-type="string" table:style-name="ce1">
            <text:p>X007095120</text:p>
          </table:table-cell>
          <table:table-cell office:value-type="float" office:value="1245667" table:style-name="ce2">
            <text:p>124566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2</text:p>
          </table:table-cell>
          <table:table-cell office:value-type="string" table:style-name="ce1">
            <text:p>MAC in 2014 but negative cultures 2019-2023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rrail, Joanne F</text:p>
          </table:table-cell>
          <table:table-cell office:value-type="string" table:style-name="ce1">
            <text:p>X007327642</text:p>
          </table:table-cell>
          <table:table-cell office:value-type="float" office:value="1248248" table:style-name="ce2">
            <text:p>124824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15</text:p>
          </table:table-cell>
          <table:table-cell office:value-type="string" table:style-name="ce1">
            <text:p>M. avium complex (2/6/2023)</text:p>
          </table:table-cell>
          <table:table-cell office:value-type="string" table:style-name="ce1">
            <text:p>Haemophilus influenzae (1/5/2023)</text:p>
          </table:table-cell>
          <table:table-cell office:value-type="string" table:style-name="ce1">
            <text:p>M. avium complex (6/28/2022)</text:p>
          </table:table-cell>
          <table:table-cell office:value-type="string" table:style-name="ce1">
            <text:p>M. avium complex (6/27/2022)</text:p>
          </table:table-cell>
          <table:table-cell office:value-type="string" table:style-name="ce1">
            <text:p>M. avium complex (6/26/2022)</text:p>
          </table:table-cell>
          <table:table-cell office:value-type="string" table:style-name="ce1">
            <text:p>M. avium complex, Aspergillus fumigatus (6/22/2022)</text:p>
          </table:table-cell>
          <table:table-cell office:value-type="string" table:style-name="ce1">
            <text:p>gram negative rod (6/20/202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queo, Catherine</text:p>
          </table:table-cell>
          <table:table-cell office:value-type="string" table:style-name="ce1">
            <text:p>X007326355</text:p>
          </table:table-cell>
          <table:table-cell office:value-type="float" office:value="1252432" table:style-name="ce2">
            <text:p>125243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4.1.17</text:p>
          </table:table-cell>
          <table:table-cell office:value-type="string" table:style-name="ce1">
            <text:p>Pseudomonas aeruginosa (12/28/2023)</text:p>
          </table:table-cell>
          <table:table-cell office:value-type="string" table:style-name="ce1">
            <text:p>Pseudomonas aeruginosa (10/24/2023)</text:p>
          </table:table-cell>
          <table:table-cell office:value-type="string" table:style-name="ce1">
            <text:p>M. asbcessus ssp massiliense, Acinetobacter species, Stenotrophomonas maltophilia (6/12/2023)</text:p>
          </table:table-cell>
          <table:table-cell office:value-type="string" table:style-name="ce1">
            <text:p>Pseudomonas aeruginosa (3/15/2023)</text:p>
          </table:table-cell>
          <table:table-cell office:value-type="string" table:style-name="ce1">
            <text:p>M. abscessus subsp massiliense, Pseudomonas aeruginosa (1/26/2023)</text:p>
          </table:table-cell>
          <table:table-cell office:value-type="string" table:style-name="ce1">
            <text:p>M. abscessus subsp abscessus (3/4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Kunisch, Nedra</text:p>
          </table:table-cell>
          <table:table-cell office:value-type="string" table:style-name="ce1">
            <text:p>X007156361</text:p>
          </table:table-cell>
          <table:table-cell office:value-type="float" office:value="1242201" table:style-name="ce2">
            <text:p>124220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17</text:p>
          </table:table-cell>
          <table:table-cell office:value-type="string" table:style-name="ce1">
            <text:p>M. simiae (3/21/2023)</text:p>
          </table:table-cell>
          <table:table-cell office:value-type="string" table:style-name="ce1">
            <text:p>M. simiae (3/17/2023)</text:p>
          </table:table-cell>
          <table:table-cell office:value-type="string" table:style-name="ce1">
            <text:p>M. simiae (3/16/2023)</text:p>
          </table:table-cell>
          <table:table-cell office:value-type="string" table:style-name="ce1">
            <text:p>reportedly treated for MAC ca. 201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rwin, Faire E</text:p>
          </table:table-cell>
          <table:table-cell office:value-type="string" table:style-name="ce1">
            <text:p>X007346798</text:p>
          </table:table-cell>
          <table:table-cell office:value-type="float" office:value="1249998" table:style-name="ce2">
            <text:p>124999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0.30</text:p>
          </table:table-cell>
          <table:table-cell office:value-type="string" table:style-name="ce1">
            <text:p>Veillonella parvula, Staph aureus (MSSA), Nocardia wallacei (10/31/2023)</text:p>
          </table:table-cell>
          <table:table-cell office:value-type="string" table:style-name="ce1">
            <text:p>M. intracellulare, M. abscessus ssp abscessus, Staph aureus (MSSA), Aspergillus fumigatus, Scedosporium species (3/28/2023)</text:p>
          </table:table-cell>
          <table:table-cell office:value-type="string" table:style-name="ce1">
            <text:p>M. avium complex, Staph aureus (8/30/202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an, Van T</text:p>
          </table:table-cell>
          <table:table-cell office:value-type="string" table:style-name="ce1">
            <text:p>X007326590</text:p>
          </table:table-cell>
          <table:table-cell office:value-type="float" office:value="1251330" table:style-name="ce2">
            <text:p>12513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7.1</text:p>
          </table:table-cell>
          <table:table-cell office:value-type="string" table:style-name="ce1">
            <text:p>Stenotrophomonas maltophilia (7/9/2023)</text:p>
          </table:table-cell>
          <table:table-cell office:value-type="string" table:style-name="ce1">
            <text:p>Stenotrophomonas maltophilia (5/22/2023)</text:p>
          </table:table-cell>
          <table:table-cell office:value-type="string" table:style-name="ce1">
            <text:p>Stenotrophomonas maltophilia, Acinetobacter species (4/17/2023)</text:p>
          </table:table-cell>
          <table:table-cell office:value-type="string" table:style-name="ce1">
            <text:p>M. abscessus group (macrolide-R, 10/31/2022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iddle, Scott</text:p>
          </table:table-cell>
          <table:table-cell office:value-type="string" table:style-name="ce1">
            <text:p>X007327397</text:p>
          </table:table-cell>
          <table:table-cell office:value-type="float" office:value="1251252" table:style-name="ce2">
            <text:p>125125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6.29</text:p>
          </table:table-cell>
          <table:table-cell office:value-type="string" table:style-name="ce1">
            <text:p>M. abscessus ssp abscessus (6/5/2023)</text:p>
          </table:table-cell>
          <table:table-cell office:value-type="string" table:style-name="ce1">
            <text:p>M. abscessus ssp abscessus (3/23/2023)</text:p>
          </table:table-cell>
          <table:table-cell office:value-type="string" table:style-name="ce1">
            <text:p>M. abscessus ssp abscessus, M. avium (3/22/2023)</text:p>
          </table:table-cell>
          <table:table-cell office:value-type="string" table:style-name="ce1">
            <text:p>M. abscessus ssp abscessus, M. avium (3/21/2023)</text:p>
          </table:table-cell>
          <table:table-cell office:value-type="string" table:style-name="ce1">
            <text:p>M. abscessus subsp abscessus, M. avium (2/7/2023)</text:p>
          </table:table-cell>
          <table:table-cell office:value-type="string" table:style-name="ce1">
            <text:p>M. avium complex (5/9/2022)</text:p>
          </table:table-cell>
          <table:table-cell office:value-type="string" table:style-name="ce1">
            <text:p>M. avium complex, M. abscessus group (5/4/2022)</text:p>
          </table:table-cell>
          <table:table-cell office:value-type="string" table:style-name="ce1">
            <text:p>M. avium complex, M. abscessus group (5/2/2022)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einberg, Deborah</text:p>
          </table:table-cell>
          <table:table-cell office:value-type="string" table:style-name="ce1">
            <text:p>X007326387</text:p>
          </table:table-cell>
          <table:table-cell office:value-type="float" office:value="1247594" table:style-name="ce2">
            <text:p>124759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4.1.10</text:p>
          </table:table-cell>
          <table:table-cell office:value-type="string" table:style-name="ce1">
            <text:p>Aspergillus fumigatus, Aspergillus nidulans (12/18/2023)</text:p>
          </table:table-cell>
          <table:table-cell office:value-type="string" table:style-name="ce1">
            <text:p>Alternaria alternata (8/15/2023)</text:p>
          </table:table-cell>
          <table:table-cell office:value-type="string" table:style-name="ce1">
            <text:p>M. intracellulare (5/22/2023)</text:p>
          </table:table-cell>
          <table:table-cell office:value-type="string" table:style-name="ce1">
            <text:p>M. intracellulare (4/24/2023)</text:p>
          </table:table-cell>
          <table:table-cell office:value-type="string" table:style-name="ce1">
            <text:p>M. intracellulare (3/24/2023)</text:p>
          </table:table-cell>
          <table:table-cell office:value-type="string" table:style-name="ce1">
            <text:p>M. intracellulare subsp chimaera (3/23/2023)</text:p>
          </table:table-cell>
          <table:table-cell office:value-type="string" table:style-name="ce1">
            <text:p>M. avium complex (10/26/202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utgard, Linda J</text:p>
          </table:table-cell>
          <table:table-cell office:value-type="string" table:style-name="ce1">
            <text:p>X007235530</text:p>
          </table:table-cell>
          <table:table-cell office:value-type="float" office:value="1246718" table:style-name="ce2">
            <text:p>124671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24</text:p>
          </table:table-cell>
          <table:table-cell office:value-type="string" table:style-name="ce1">
            <text:p>M. intracellulare (3/27/2023)</text:p>
          </table:table-cell>
          <table:table-cell office:value-type="string" table:style-name="ce1">
            <text:p>M. intracellulare (3/24/2023)</text:p>
          </table:table-cell>
          <table:table-cell office:value-type="string" table:style-name="ce1">
            <text:p>M. intracellulare (3/23/2023)</text:p>
          </table:table-cell>
          <table:table-cell office:value-type="string" table:style-name="ce1">
            <text:p>M. avium complex (4/14/2022)</text:p>
          </table:table-cell>
          <table:table-cell office:value-type="string" table:style-name="ce1">
            <text:p>M. avium complex (4/15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Kettelkamp, Danielle</text:p>
          </table:table-cell>
          <table:table-cell office:value-type="string" table:style-name="ce1">
            <text:p>X007149805</text:p>
          </table:table-cell>
          <table:table-cell office:value-type="float" office:value="1078348" table:style-name="ce2">
            <text:p>107834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28</text:p>
          </table:table-cell>
          <table:table-cell office:value-type="string" table:style-name="ce1">
            <text:p>Staph aureus (MSSA) (3/30/2023)</text:p>
          </table:table-cell>
          <table:table-cell office:value-type="string" table:style-name="ce1">
            <text:p>Staph aureus (3/29/2023)</text:p>
          </table:table-cell>
          <table:table-cell office:value-type="string" table:style-name="ce1">
            <text:p>Staph aureus (3/27/2023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rgentar, Barbara E</text:p>
          </table:table-cell>
          <table:table-cell office:value-type="string" table:style-name="ce1">
            <text:p>X007324784</text:p>
          </table:table-cell>
          <table:table-cell office:value-type="float" office:value="1249343" table:style-name="ce2">
            <text:p>124934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28</text:p>
          </table:table-cell>
          <table:table-cell office:value-type="string" table:style-name="ce1">
            <text:p>M. avium complex (8/23/2022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Brown, Stephen M</text:p>
          </table:table-cell>
          <table:table-cell office:value-type="string" table:style-name="ce1">
            <text:p>X007325147</text:p>
          </table:table-cell>
          <table:table-cell office:value-type="float" office:value="1249037" table:style-name="ce2">
            <text:p>124903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3.29</text:p>
          </table:table-cell>
          <table:table-cell office:value-type="string" table:style-name="ce1">
            <text:p>M. intracellulare (3/8/2023)</text:p>
          </table:table-cell>
          <table:table-cell office:value-type="string" table:style-name="ce1">
            <text:p>M. gordonae (2/6/2023)</text:p>
          </table:table-cell>
          <table:table-cell office:value-type="string" table:style-name="ce1">
            <text:p>M. avium complex (10/10/202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King, Miriam</text:p>
          </table:table-cell>
          <table:table-cell office:value-type="string" table:style-name="ce1">
            <text:p>X007328513</text:p>
          </table:table-cell>
          <table:table-cell office:value-type="float" office:value="1248857" table:style-name="ce2">
            <text:p>124885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29</text:p>
          </table:table-cell>
          <table:table-cell office:value-type="string" table:style-name="ce1">
            <text:p>M. avium complex (6/29/2022)</text:p>
          </table:table-cell>
          <table:table-cell office:value-type="string" table:style-name="ce1">
            <text:p>M. avium complex (5/22/2022)</text:p>
          </table:table-cell>
          <table:table-cell office:value-type="string" table:style-name="ce1">
            <text:p>M. gordonae (3/30/2022)</text:p>
          </table:table-cell>
          <table:table-cell office:value-type="string" table:style-name="ce1">
            <text:p>M. avium complex (1/7/2022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llace, Maraci</text:p>
          </table:table-cell>
          <table:table-cell office:value-type="string" table:style-name="ce1">
            <text:p>X007327916</text:p>
          </table:table-cell>
          <table:table-cell office:value-type="float" office:value="1015923" table:style-name="ce2">
            <text:p>101592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30</text:p>
          </table:table-cell>
          <table:table-cell office:value-type="string" table:style-name="ce1">
            <text:p>M. fortuitum (3/31/2023)</text:p>
          </table:table-cell>
          <table:table-cell office:value-type="string" table:style-name="ce1">
            <text:p>M. fortuitum (3/30/2023)</text:p>
          </table:table-cell>
          <table:table-cell office:value-type="string" table:style-name="ce1">
            <text:p>M. fortuitum (3/29/2023)</text:p>
          </table:table-cell>
          <table:table-cell office:value-type="string" table:style-name="ce1">
            <text:p>M. fortuitum (12/9/2022)</text:p>
          </table:table-cell>
          <table:table-cell office:value-type="string" table:style-name="ce1">
            <text:p>M. fortuitum sp group, Pseudomonas aeruginosa (5/26/2022)</text:p>
          </table:table-cell>
          <table:table-cell office:value-type="string" table:style-name="ce1">
            <text:p>M. fortuitum (3/22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ape, Dan E</text:p>
          </table:table-cell>
          <table:table-cell office:value-type="string" table:style-name="ce1">
            <text:p>X007327076</text:p>
          </table:table-cell>
          <table:table-cell office:value-type="float" office:value="1252491" table:style-name="ce2">
            <text:p>125249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3.30</text:p>
          </table:table-cell>
          <table:table-cell office:value-type="string" table:style-name="ce1">
            <text:p>M. chimaera (3/6/2023)</text:p>
          </table:table-cell>
          <table:table-cell office:value-type="string" table:style-name="ce1">
            <text:p>M. avium-intracellulare complex, Cladosporium species (2/14/2023)</text:p>
          </table:table-cell>
          <table:table-cell office:value-type="string" table:style-name="ce1">
            <text:p>M. avium-intracellulare complex (1/12/2023)</text:p>
          </table:table-cell>
          <table:table-cell office:value-type="string" table:style-name="ce1">
            <text:p>Nocardia nova (12/28/2022)</text:p>
          </table:table-cell>
          <table:table-cell office:value-type="string" table:style-name="ce1">
            <text:p>M. avium-intracellulare complex, Nocardia nova (12/8/2022)</text:p>
          </table:table-cell>
          <table:table-cell office:value-type="string" table:style-name="ce1">
            <text:p>M. chelonae, M. fortuitum, dematiaceous mold (11/22/2022)</text:p>
          </table:table-cell>
          <table:table-cell office:value-type="string" table:style-name="ce1">
            <text:p>Penicillin spp, Syncephalastrum spp</text:p>
          </table:table-cell>
          <table:table-cell office:value-type="string" table:style-name="ce1">
            <text:p>M. avium-intracellulare complex, Penicillium species, mold</text:p>
          </table:table-cell>
          <table:table-cell office:value-type="string" table:style-name="ce1">
            <text:p>Stenotrophomonas maltophilia (3/28/2022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cmurtry, Delcie</text:p>
          </table:table-cell>
          <table:table-cell office:value-type="string" table:style-name="ce1">
            <text:p>X007329042</text:p>
          </table:table-cell>
          <table:table-cell office:value-type="float" office:value="1251951" table:style-name="ce2">
            <text:p>125195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3.31</text:p>
          </table:table-cell>
          <table:table-cell office:value-type="string" table:style-name="ce1">
            <text:p>M. intracellulare (4/4/2023)</text:p>
          </table:table-cell>
          <table:table-cell office:value-type="string" table:style-name="ce1">
            <text:p>M. avium (3/31/2023)</text:p>
          </table:table-cell>
          <table:table-cell office:value-type="string" table:style-name="ce1">
            <text:p>M. simiae (3/30/2023)</text:p>
          </table:table-cell>
          <table:table-cell office:value-type="string" table:style-name="ce1">
            <text:p>M. simiae (9/27/2022)</text:p>
          </table:table-cell>
          <table:table-cell office:value-type="string" table:style-name="ce1">
            <text:p>M. simiae (9/23/2022)</text:p>
          </table:table-cell>
          <table:table-cell office:value-type="string" table:style-name="ce1">
            <text:p>M. simiae (9/21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ham, Jimmy</text:p>
          </table:table-cell>
          <table:table-cell office:value-type="string" table:style-name="ce1">
            <text:p>X007213844</text:p>
          </table:table-cell>
          <table:table-cell office:value-type="float" office:value="1244338" table:style-name="ce2">
            <text:p>124433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4.4</text:p>
          </table:table-cell>
          <table:table-cell office:value-type="string" table:style-name="ce1">
            <text:p>Aspergillus fumigatus (4/5/2023)</text:p>
          </table:table-cell>
          <table:table-cell office:value-type="string" table:style-name="ce1">
            <text:p>Aspergillus fumigatus (4/4/2023)</text:p>
          </table:table-cell>
          <table:table-cell office:value-type="string" table:style-name="ce1">
            <text:p>Aspergillus fumigatus (4/3/2023)</text:p>
          </table:table-cell>
          <table:table-cell office:value-type="string" table:style-name="ce1">
            <text:p>Aspergillus fumigatus (3/1/2023)</text:p>
          </table:table-cell>
          <table:table-cell office:value-type="string" table:style-name="ce1">
            <text:p>Aspergillus fumigatus (12/7/2022)</text:p>
          </table:table-cell>
          <table:table-cell office:value-type="string" table:style-name="ce1">
            <text:p>Aspergillus fumigatus, Trichosporon asahii, Gordonia otitidis (11/13/2022)</text:p>
          </table:table-cell>
          <table:table-cell office:value-type="string" table:style-name="ce1">
            <text:p>Aspergillus fumigatus group (7/2/2022)</text:p>
          </table:table-cell>
          <table:table-cell office:value-type="string" table:style-name="ce1">
            <text:p>Aspergillus fumigatus group, Stenotrophomonas maltophilia (6/8/2022)</text:p>
          </table:table-cell>
          <table:table-cell office:value-type="string" table:style-name="ce1">
            <text:p>Klebsiella pneumoniae (4/4/2022)</text:p>
          </table:table-cell>
          <table:table-cell office:value-type="string" table:style-name="ce1">
            <text:p>multiple growth of MAC in 202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uckland, Kathryn</text:p>
          </table:table-cell>
          <table:table-cell office:value-type="string" table:style-name="ce1">
            <text:p>X007325167</text:p>
          </table:table-cell>
          <table:table-cell office:value-type="float" office:value="1250786" table:style-name="ce2">
            <text:p>125078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2</text:p>
          </table:table-cell>
          <table:table-cell office:value-type="string" table:style-name="ce1">
            <text:p>M. intracellulare, M. abscessus ssp abscessus, Pseudomonas aeruginosa (8/3/2023)</text:p>
          </table:table-cell>
          <table:table-cell office:value-type="string" table:style-name="ce1">
            <text:p>M. abscessus ssp abscessus, Pseudomonas aeruginosa, Stenotrophomonas maltophilia, Scedosporium apiospermum (7/17/2023)</text:p>
          </table:table-cell>
          <table:table-cell office:value-type="string" table:style-name="ce1">
            <text:p>M. avium, M. abscessus group, Pseudomonas aeruginosa, Stenotrophomonas maltophilia (6/15/2023)</text:p>
          </table:table-cell>
          <table:table-cell office:value-type="string" table:style-name="ce1">
            <text:p>M. intracellulare, M. abscessus ssp abscessus, Pseudomonas aeruginosa, Stenotrophomonas maltophilia (5/15/2023)</text:p>
          </table:table-cell>
          <table:table-cell office:value-type="string" table:style-name="ce1">
            <text:p>M. intracellulare, M. abscessus ssp abscessus (4/5/2023)</text:p>
          </table:table-cell>
          <table:table-cell office:value-type="string" table:style-name="ce1">
            <text:p>M. abscessus subsp abscessus, Pseudomonas aeruginosa (4/4/2023)</text:p>
          </table:table-cell>
          <table:table-cell office:value-type="string" table:style-name="ce1">
            <text:p>M. intracellulare, M. abscessus subsp abscessus, Pseudomonas aeruginosa (1/23/2023)</text:p>
          </table:table-cell>
          <table:table-cell office:value-type="string" table:style-name="ce1">
            <text:p>M. abscessus complex (8/9/2022)</text:p>
          </table:table-cell>
          <table:table-cell office:value-type="string" table:style-name="ce1">
            <text:p>M. avium intracellulare complex, M. abscessus complex, Scedosporium species, Penicillium species (7/29/2022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ack, Ladonna</text:p>
          </table:table-cell>
          <table:table-cell office:value-type="string" table:style-name="ce1">
            <text:p>X007328841</text:p>
          </table:table-cell>
          <table:table-cell office:value-type="float" office:value="1253081" table:style-name="ce2">
            <text:p>125308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5</text:p>
          </table:table-cell>
          <table:table-cell office:value-type="string" table:style-name="ce1">
            <text:p>Haemophilus influenzae (4/4/2023)</text:p>
          </table:table-cell>
          <table:table-cell office:value-type="string" table:style-name="ce1">
            <text:p>Acinetobacter species (2/13/2023)</text:p>
          </table:table-cell>
          <table:table-cell office:value-type="string" table:style-name="ce1">
            <text:p>M. avium complex (10/14/202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irtel, Leatrice C</text:p>
          </table:table-cell>
          <table:table-cell office:value-type="string" table:style-name="ce1">
            <text:p>X007326729</text:p>
          </table:table-cell>
          <table:table-cell office:value-type="float" office:value="1252954" table:style-name="ce2">
            <text:p>1252954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15</text:p>
          </table:table-cell>
          <table:table-cell office:value-type="string" table:style-name="ce1">
            <text:p>M. abscessus complex, Aspergillus fumigatus complex, Aspergillus niger complex (2/17/2023)</text:p>
          </table:table-cell>
          <table:table-cell office:value-type="string" table:style-name="ce1">
            <text:p>M. abscessus complex, Aspergillus glaucus complex, dematiaceous fungus (2/16/2023)</text:p>
          </table:table-cell>
          <table:table-cell office:value-type="string" table:style-name="ce1">
            <text:p>M. abscessus subsp abscessus (2/10/2023)</text:p>
          </table:table-cell>
          <table:table-cell office:value-type="string" table:style-name="ce1">
            <text:p>M. abscessus complex (10/12/2022)</text:p>
          </table:table-cell>
          <table:table-cell office:value-type="string" table:style-name="ce1">
            <text:p>M. abscessus complex (8/5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in Wong, Katherine</text:p>
          </table:table-cell>
          <table:table-cell office:value-type="string" table:style-name="ce1">
            <text:p>X007328727</text:p>
          </table:table-cell>
          <table:table-cell office:value-type="float" office:value="1250023" table:style-name="ce2">
            <text:p>125002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6</text:p>
          </table:table-cell>
          <table:table-cell office:value-type="string" table:style-name="ce1">
            <text:p>M. abscessus ssp abscessus (4/7/2023)</text:p>
          </table:table-cell>
          <table:table-cell office:value-type="string" table:style-name="ce1">
            <text:p>M. abscessus ssp abscessus (4/6/2023)</text:p>
          </table:table-cell>
          <table:table-cell office:value-type="string" table:style-name="ce1">
            <text:p>M. abscessus ssp abscessus (4/5/2023)</text:p>
          </table:table-cell>
          <table:table-cell office:value-type="string" table:style-name="ce1">
            <text:p>M. lentiflavum (3/25/2022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ccoy, Janet I</text:p>
          </table:table-cell>
          <table:table-cell office:value-type="string" table:style-name="ce1">
            <text:p>X007329002</text:p>
          </table:table-cell>
          <table:table-cell office:value-type="float" office:value="1252731" table:style-name="ce2">
            <text:p>125273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7</text:p>
          </table:table-cell>
          <table:table-cell office:value-type="string" table:style-name="ce1">
            <text:p>Stenotrophomonas maltophilia (4/6/2023)</text:p>
          </table:table-cell>
          <table:table-cell office:value-type="string" table:style-name="ce1">
            <text:p>M. chelonae (12/21/2022)</text:p>
          </table:table-cell>
          <table:table-cell office:value-type="string" table:style-name="ce1">
            <text:p>M. chelonae (12/20/2022)</text:p>
          </table:table-cell>
          <table:table-cell office:value-type="string" table:style-name="ce1">
            <text:p>M. chelonae (12/19/2022)</text:p>
          </table:table-cell>
          <table:table-cell office:value-type="string" table:style-name="ce1">
            <text:p>M. chelonae (11/20/2022)</text:p>
          </table:table-cell>
          <table:table-cell office:value-type="string" table:style-name="ce1">
            <text:p>M. chelonae (11/18/2022)</text:p>
          </table:table-cell>
          <table:table-cell office:value-type="string" table:style-name="ce1">
            <text:p>M. avium-intracellulare complex (5/15/2022)</text:p>
          </table:table-cell>
          <table:table-cell office:value-type="string" table:style-name="ce1">
            <text:p>M. avium-intracellulare complex (5/14/2022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Kelley, Patricia A</text:p>
          </table:table-cell>
          <table:table-cell office:value-type="string" table:style-name="ce1">
            <text:p>X007148314</text:p>
          </table:table-cell>
          <table:table-cell office:value-type="float" office:value="1241987" table:style-name="ce2">
            <text:p>124198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11</text:p>
          </table:table-cell>
          <table:table-cell office:value-type="string" table:style-name="ce1">
            <text:p>M. intracellulare (4/12/2023)</text:p>
          </table:table-cell>
          <table:table-cell office:value-type="string" table:style-name="ce1">
            <text:p>M. intracellulare (4/11/2023)</text:p>
          </table:table-cell>
          <table:table-cell office:value-type="string" table:style-name="ce1">
            <text:p>M. intracellulare, Aspergillus niger, Penicillium species (4/10/2023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ucia, Daniel</text:p>
          </table:table-cell>
          <table:table-cell office:value-type="string" table:style-name="ce1">
            <text:p>X007328802</text:p>
          </table:table-cell>
          <table:table-cell office:value-type="float" office:value="1250406" table:style-name="ce2">
            <text:p>125040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1.5.21</text:p>
          </table:table-cell>
          <table:table-cell office:value-type="string" table:style-name="ce1">
            <text:p>M. chimaera (2/13/2022)</text:p>
          </table:table-cell>
          <table:table-cell office:value-type="string" table:style-name="ce7">
            <text:p>M. chimaera (2/9/202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eiros, Cheryl</text:p>
          </table:table-cell>
          <table:table-cell office:value-type="string" table:style-name="ce1">
            <text:p>X007183912</text:p>
          </table:table-cell>
          <table:table-cell office:value-type="float" office:value="1209672" table:style-name="ce2">
            <text:p>120967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1.21</text:p>
          </table:table-cell>
          <table:table-cell office:value-type="string" table:style-name="ce1">
            <text:p>M. abscessus ssp abscessus (6/26/2023)</text:p>
          </table:table-cell>
          <table:table-cell office:value-type="string" table:style-name="ce1">
            <text:p>M. abscessus ssp abscessus (4/13/2023)</text:p>
          </table:table-cell>
          <table:table-cell office:value-type="string" table:style-name="ce1">
            <text:p>M. abscessus ssp abscessus (4/12/2023)</text:p>
          </table:table-cell>
          <table:table-cell office:value-type="string" table:style-name="ce1">
            <text:p>M. kubicae (1/30/2023)</text:p>
          </table:table-cell>
          <table:table-cell office:value-type="string" table:style-name="ce1">
            <text:p>M. chimaera-intracellulare (7/14/2022)</text:p>
          </table:table-cell>
          <table:table-cell office:value-type="string" table:style-name="ce1">
            <text:p>M. fortuitum (7/12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Kashani, Azita khaki</text:p>
          </table:table-cell>
          <table:table-cell office:value-type="string" table:style-name="ce1">
            <text:p>X007146885</text:p>
          </table:table-cell>
          <table:table-cell office:value-type="float" office:value="1246256" table:style-name="ce2">
            <text:p>124625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12</text:p>
          </table:table-cell>
          <table:table-cell office:value-type="string" table:style-name="ce1">
            <text:p>M. intracellulare (4/13/2023)</text:p>
          </table:table-cell>
          <table:table-cell office:value-type="string" table:style-name="ce1">
            <text:p>M. intracellulare (4/12/2023)</text:p>
          </table:table-cell>
          <table:table-cell office:value-type="string" table:style-name="ce1">
            <text:p>M. intracellulare (4/11/2023)</text:p>
          </table:table-cell>
          <table:table-cell office:value-type="string" table:style-name="ce1">
            <text:p>M. avium intracellulare complex (11/17/2022)</text:p>
          </table:table-cell>
          <table:table-cell office:value-type="string" table:style-name="ce1">
            <text:p>MAC (10/13/2022)</text:p>
          </table:table-cell>
          <table:table-cell office:value-type="string" table:style-name="ce1">
            <text:p>MAC, Staph aureus (MSSA) (8/22/2022)</text:p>
          </table:table-cell>
          <table:table-cell office:value-type="string" table:style-name="ce1">
            <text:p>MAC (6/28/2022)</text:p>
          </table:table-cell>
          <table:table-cell office:value-type="string" table:style-name="ce1">
            <text:p>MAC (4/14/2022)</text:p>
          </table:table-cell>
          <table:table-cell office:value-type="string" table:style-name="ce1">
            <text:p>Scopulariopsis species (3/14/2022)</text:p>
          </table:table-cell>
          <table:table-cell office:value-type="string" table:style-name="ce1">
            <text:p>further past MAC 2021-202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rauter, Susan MD</text:p>
          </table:table-cell>
          <table:table-cell office:value-type="string" table:style-name="ce1">
            <text:p>X007328575</text:p>
          </table:table-cell>
          <table:table-cell office:value-type="float" office:value="1249836" table:style-name="ce2">
            <text:p>124983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1.15</text:p>
          </table:table-cell>
          <table:table-cell office:value-type="string" table:style-name="ce1">
            <text:p>M. intracellulare (11/15/2023)</text:p>
          </table:table-cell>
          <table:table-cell office:value-type="string" table:style-name="ce1">
            <text:p>M. intracellulare, Stenotrophomonas maltophilia, Ochrobactum anthropi (9/13/2023)</text:p>
          </table:table-cell>
          <table:table-cell office:value-type="string" table:style-name="ce1">
            <text:p>M. intracellulare, Stenotrophomonas maltophilia, Ochrobactum anthropi (8/15/2023)</text:p>
          </table:table-cell>
          <table:table-cell office:value-type="string" table:style-name="ce1">
            <text:p>Ochrobactum anthtropi (7/12/2023)</text:p>
          </table:table-cell>
          <table:table-cell office:value-type="string" table:style-name="ce1">
            <text:p>M. intracellulare (4/19/2023)<text:s/></text:p>
          </table:table-cell>
          <table:table-cell office:value-type="string" table:style-name="ce1">
            <text:p>M. intracellulare (4/17/2023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Hobgood, Martha</text:p>
          </table:table-cell>
          <table:table-cell office:value-type="string" table:style-name="ce1">
            <text:p>X007130590</text:p>
          </table:table-cell>
          <table:table-cell office:value-type="float" office:value="1237146" table:style-name="ce2">
            <text:p>12371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2.9.6</text:p>
          </table:table-cell>
          <table:table-cell office:value-type="string" table:style-name="ce1">
            <text:p>M. intracellulare (10/12/2022)</text:p>
          </table:table-cell>
          <table:table-cell office:value-type="string" table:style-name="ce1">
            <text:p>M. avium intracellulare (1/6/202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arsocki, Charlene Diane</text:p>
          </table:table-cell>
          <table:table-cell office:value-type="string" table:style-name="ce1">
            <text:p>X007327945</text:p>
          </table:table-cell>
          <table:table-cell office:value-type="float" office:value="1251272" table:style-name="ce2">
            <text:p>125127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14</text:p>
          </table:table-cell>
          <table:table-cell office:value-type="string" table:style-name="ce1">
            <text:p>M. avium (4/17/2023)</text:p>
          </table:table-cell>
          <table:table-cell office:value-type="string" table:style-name="ce1">
            <text:p>M. avium (4/14/2023)</text:p>
          </table:table-cell>
          <table:table-cell office:value-type="string" table:style-name="ce1">
            <text:p>M. avium (4/13/2023)</text:p>
          </table:table-cell>
          <table:table-cell office:value-type="string" table:style-name="ce1">
            <text:p>M. avium (1/28/2023)</text:p>
          </table:table-cell>
          <table:table-cell office:value-type="string" table:style-name="ce1">
            <text:p>MAC (11/2022)</text:p>
          </table:table-cell>
          <table:table-cell office:value-type="string" table:style-name="ce1">
            <text:p>MAC (7/20/2022)</text:p>
          </table:table-cell>
          <table:table-cell office:value-type="string" table:style-name="ce1">
            <text:p>MAC (5/20/2022)</text:p>
          </table:table-cell>
          <table:table-cell office:value-type="string" table:style-name="ce1">
            <text:p>MAC (4/9/2022)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urner, Michelle</text:p>
          </table:table-cell>
          <table:table-cell office:value-type="string" table:style-name="ce1">
            <text:p>X007326633</text:p>
          </table:table-cell>
          <table:table-cell office:value-type="float" office:value="1253634" table:style-name="ce2">
            <text:p>125363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18</text:p>
          </table:table-cell>
          <table:table-cell office:value-type="string" table:style-name="ce1">
            <text:p>M. avium complex, Veillonella parvula, Aspergillus niger complex (11/28/2022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o, Sonhye</text:p>
          </table:table-cell>
          <table:table-cell office:value-type="string" table:style-name="ce1">
            <text:p>X007057416</text:p>
          </table:table-cell>
          <table:table-cell office:value-type="float" office:value="1204986" table:style-name="ce2">
            <text:p>120498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18</text:p>
          </table:table-cell>
          <table:table-cell office:value-type="string" table:style-name="ce1">
            <text:p>M. abscessus ssp abscessus (4/19/2023)</text:p>
          </table:table-cell>
          <table:table-cell office:value-type="string" table:style-name="ce1">
            <text:p>M. abscessus ssp abscessus (4/18/2023)</text:p>
          </table:table-cell>
          <table:table-cell office:value-type="string" table:style-name="ce1">
            <text:p>M. abscessus ssp abscessus (4/17/2023)</text:p>
          </table:table-cell>
          <table:table-cell office:value-type="string" table:style-name="ce1">
            <text:p>M. abscessus ssp abscessus (2/13/2023)</text:p>
          </table:table-cell>
          <table:table-cell office:value-type="string" table:style-name="ce1">
            <text:p>M. abscessus (11/9/2022)</text:p>
          </table:table-cell>
          <table:table-cell office:value-type="string" table:style-name="ce1">
            <text:p>M. abscessus (3/23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ittman, Nancy</text:p>
          </table:table-cell>
          <table:table-cell office:value-type="string" table:style-name="ce1">
            <text:p>X007215529</text:p>
          </table:table-cell>
          <table:table-cell office:value-type="float" office:value="1244296" table:style-name="ce2">
            <text:p>124429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7.24</text:p>
          </table:table-cell>
          <table:table-cell office:value-type="string" table:style-name="ce1">
            <text:p>M. intracellulare, Pseudomonas aeruginosa (9/26/2023)</text:p>
          </table:table-cell>
          <table:table-cell office:value-type="string" table:style-name="ce1">
            <text:p>M. intracellulare, Pseudomonas aeruginosa (8/28/2023)</text:p>
          </table:table-cell>
          <table:table-cell office:value-type="string" table:style-name="ce1">
            <text:p>M. intracellulare, Pseudomonas aeruginosa (7/24/2023)</text:p>
          </table:table-cell>
          <table:table-cell office:value-type="string" table:style-name="ce1">
            <text:p>M. intracellulare (4/20/2023)</text:p>
          </table:table-cell>
          <table:table-cell office:value-type="string" table:style-name="ce1">
            <text:p>M. intracellulare (4/19/2023)</text:p>
          </table:table-cell>
          <table:table-cell office:value-type="string" table:style-name="ce1">
            <text:p>M. intracellulare (4/18/2023)</text:p>
          </table:table-cell>
          <table:table-cell office:value-type="string" table:style-name="ce1">
            <text:p>M. avium complex, Fomitopsis pinicola, Penicillium species (7/14/202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Freeman, Angela</text:p>
          </table:table-cell>
          <table:table-cell office:value-type="string" table:style-name="ce1">
            <text:p>X007324616</text:p>
          </table:table-cell>
          <table:table-cell office:value-type="float" office:value="1254058" table:style-name="ce2">
            <text:p>125405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</text:p>
          </table:table-cell>
          <table:table-cell office:value-type="string" table:style-name="ce1">
            <text:p>M. intracellulare (5/22/2023)</text:p>
          </table:table-cell>
          <table:table-cell office:value-type="string" table:style-name="ce1">
            <text:p>M. intracellulare (4/20/2023)</text:p>
          </table:table-cell>
          <table:table-cell office:value-type="string" table:style-name="ce1">
            <text:p>M. intracellulare ssp chimaera (3/20/2023)</text:p>
          </table:table-cell>
          <table:table-cell office:value-type="string" table:style-name="ce1">
            <text:p>M. avium complex (1/16/2023)</text:p>
          </table:table-cell>
          <table:table-cell office:value-type="string" table:style-name="ce1">
            <text:p>M. avium complex (1/13/2023)</text:p>
          </table:table-cell>
          <table:table-cell office:value-type="string" table:style-name="ce1">
            <text:p>M. avium complex (9/22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Farmer, Margaret</text:p>
          </table:table-cell>
          <table:table-cell office:value-type="string" table:style-name="ce1">
            <text:p>X007346092</text:p>
          </table:table-cell>
          <table:table-cell office:value-type="float" office:value="1253425" table:style-name="ce2">
            <text:p>125342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1.14</text:p>
          </table:table-cell>
          <table:table-cell office:value-type="string" table:style-name="ce1">
            <text:p>M. intracellulare (11/14/2023)</text:p>
          </table:table-cell>
          <table:table-cell office:value-type="string" table:style-name="ce1">
            <text:p>Stenotrophomonas maltophilia, Pseudomonas orysihabitans, Penicillium species (10/3/2023)</text:p>
          </table:table-cell>
          <table:table-cell office:value-type="string" table:style-name="ce1">
            <text:p>Stenotrophomonas maltophilia (6/27/2023)</text:p>
          </table:table-cell>
          <table:table-cell office:value-type="string" table:style-name="ce1">
            <text:p>M. intracellulare (4/21/2023)</text:p>
          </table:table-cell>
          <table:table-cell office:value-type="string" table:style-name="ce1">
            <text:p>M. intracellulare (4/20/2023)</text:p>
          </table:table-cell>
          <table:table-cell office:value-type="string" table:style-name="ce1">
            <text:p>M. intracellulare (4/19/2023)</text:p>
          </table:table-cell>
          <table:table-cell office:value-type="string" table:style-name="ce1">
            <text:p>M. intracellulare, Stenotrophomonas maltophilia (3/14/2023)</text:p>
          </table:table-cell>
          <table:table-cell office:value-type="string" table:style-name="ce1">
            <text:p>M, avium-intracellulare complex (11/21/2022)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essenger Sims, Tina</text:p>
          </table:table-cell>
          <table:table-cell office:value-type="string" table:style-name="ce1">
            <text:p>X007328703</text:p>
          </table:table-cell>
          <table:table-cell office:value-type="float" office:value="1252433" table:style-name="ce2">
            <text:p>125243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24</text:p>
          </table:table-cell>
          <table:table-cell office:value-type="string" table:style-name="ce1">
            <text:p>M. intracellulare (4/24/2023)</text:p>
          </table:table-cell>
          <table:table-cell office:value-type="string" table:style-name="ce1">
            <text:p>M. intracellulare (4/21/2023)</text:p>
          </table:table-cell>
          <table:table-cell office:value-type="string" table:style-name="ce1">
            <text:p>Scedosporium apiospermum (4/20/2023)</text:p>
          </table:table-cell>
          <table:table-cell office:value-type="string" table:style-name="ce1">
            <text:p>M. intracellulare, Scedosporium apiospermum (2/15/2023)</text:p>
          </table:table-cell>
          <table:table-cell office:value-type="string" table:style-name="ce1">
            <text:p>M. avium complex (6/24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imonds, Carol</text:p>
          </table:table-cell>
          <table:table-cell office:value-type="string" table:style-name="ce1">
            <text:p>X007326249</text:p>
          </table:table-cell>
          <table:table-cell office:value-type="float" office:value="1255417" table:style-name="ce2">
            <text:p>125541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26</text:p>
          </table:table-cell>
          <table:table-cell office:value-type="string" table:style-name="ce1">
            <text:p>M. abscessus ssp abscessus (4/26/2023)</text:p>
          </table:table-cell>
          <table:table-cell office:value-type="string" table:style-name="ce1">
            <text:p>M. abscessus ssp abscessus, Haemophilus influenzae (4/24/2023)</text:p>
          </table:table-cell>
          <table:table-cell office:value-type="string" table:style-name="ce1">
            <text:p>M. abscessus ssp abscessus, Haemophilus influenzae (3/30/2023)</text:p>
          </table:table-cell>
          <table:table-cell office:value-type="string" table:style-name="ce1">
            <text:p>M. abscessus ssp abscessus (1/4/2023)</text:p>
          </table:table-cell>
          <table:table-cell office:value-type="string" table:style-name="ce1">
            <text:p>M. abscessus ssp abscessus (11/9/2022)</text:p>
          </table:table-cell>
          <table:table-cell office:value-type="string" table:style-name="ce1">
            <text:p>M. abscessus ssp abscessus (8/15/2022)</text:p>
          </table:table-cell>
          <table:table-cell office:value-type="string" table:style-name="ce1">
            <text:p>M. abscessus ssp abscessus (7/14/2022)</text:p>
          </table:table-cell>
          <table:table-cell office:value-type="string" table:style-name="ce1">
            <text:p>M. abscessus ssp abscessus (7/12/2022)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rimble, Stanley R</text:p>
          </table:table-cell>
          <table:table-cell office:value-type="string" table:style-name="ce1">
            <text:p>X007271611</text:p>
          </table:table-cell>
          <table:table-cell office:value-type="float" office:value="199890" table:style-name="ce2">
            <text:p>19989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4.26</text:p>
          </table:table-cell>
          <table:table-cell office:value-type="string" table:style-name="ce1">
            <text:p>Pseudomonas aeruginosa (4/25/2023)</text:p>
          </table:table-cell>
          <table:table-cell office:value-type="string" table:style-name="ce1">
            <text:p>Pseudomonas aeruginosa (1/24/2023)</text:p>
          </table:table-cell>
          <table:table-cell office:value-type="string" table:style-name="ce1">
            <text:p>Achromobacter xylosoxidans, Penicillium species, Aspergillus species (12/16/2022)</text:p>
          </table:table-cell>
          <table:table-cell office:value-type="string" table:style-name="ce1">
            <text:p>Achromobacter (11/1/2022)</text:p>
          </table:table-cell>
          <table:table-cell office:value-type="string" table:style-name="ce1">
            <text:p>Achromobacter species (9/4/2022)</text:p>
          </table:table-cell>
          <table:table-cell office:value-type="string" table:style-name="ce1">
            <text:p>Pseudomonas aeruginosa (7/8/2022)</text:p>
          </table:table-cell>
          <table:table-cell office:value-type="string" table:style-name="ce1">
            <text:p>Aspergillus in 2018 culture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arrett, Connie F</text:p>
          </table:table-cell>
          <table:table-cell office:value-type="string" table:style-name="ce1">
            <text:p>X002891199</text:p>
          </table:table-cell>
          <table:table-cell office:value-type="float" office:value="1109333" table:style-name="ce2">
            <text:p>110933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4</text:p>
          </table:table-cell>
          <table:table-cell office:value-type="string" table:style-name="ce1">
            <text:p>Staph aureus (MRSA), Stenotrophomonas maltophilia (7/24/2023)</text:p>
          </table:table-cell>
          <table:table-cell office:value-type="string" table:style-name="ce1">
            <text:p>Staph aureus (MRSA), Stenotrophomonas maltophilia (5/31/2023)</text:p>
          </table:table-cell>
          <table:table-cell office:value-type="string" table:style-name="ce1">
            <text:p>M. avium (4/26/2023)</text:p>
          </table:table-cell>
          <table:table-cell office:value-type="string" table:style-name="ce1">
            <text:p>M. avium (4/25/2023)</text:p>
          </table:table-cell>
          <table:table-cell office:value-type="string" table:style-name="ce1">
            <text:p>M. avium, Staph aureus (MRSA) (3/8/2023)</text:p>
          </table:table-cell>
          <table:table-cell office:value-type="string" table:style-name="ce1">
            <text:p>M. avium intracellulare complex, M. abscessus complex (10/12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omlinson, Terrie</text:p>
          </table:table-cell>
          <table:table-cell office:value-type="string" table:style-name="ce1">
            <text:p>X007326564</text:p>
          </table:table-cell>
          <table:table-cell office:value-type="float" office:value="1254165" table:style-name="ce2">
            <text:p>125416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28</text:p>
          </table:table-cell>
          <table:table-cell office:value-type="string" table:style-name="ce1">
            <text:p>M. intracellulare (1/3/2023)</text:p>
          </table:table-cell>
          <table:table-cell office:value-type="string" table:style-name="ce1">
            <text:p>M. intracellulare (12/21/202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ehan, Herbert</text:p>
          </table:table-cell>
          <table:table-cell office:value-type="string" table:style-name="ce1">
            <text:p>X007329060</text:p>
          </table:table-cell>
          <table:table-cell office:value-type="float" office:value="1254401" table:style-name="ce2">
            <text:p>125440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3.7</text:p>
          </table:table-cell>
          <table:table-cell office:value-type="string" table:style-name="ce1">
            <text:p>M. abscessus group (12/1/2022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ennettkemp, Elizabeth</text:p>
          </table:table-cell>
          <table:table-cell office:value-type="string" table:style-name="ce1">
            <text:p>X007039548</text:p>
          </table:table-cell>
          <table:table-cell office:value-type="float" office:value="1062851" table:style-name="ce2">
            <text:p>106285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1.6.10</text:p>
          </table:table-cell>
          <table:table-cell office:value-type="string" table:style-name="ce1">
            <text:p>M. abscessus (?11/9/2021)</text:p>
          </table:table-cell>
          <table:table-cell office:value-type="string" table:style-name="ce1">
            <text:p>M. abscessus (?9/17/2021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hatley Mary M</text:p>
          </table:table-cell>
          <table:table-cell office:value-type="string" table:style-name="ce1">
            <text:p>X007286083</text:p>
          </table:table-cell>
          <table:table-cell office:value-type="float" office:value="790512" table:style-name="ce2">
            <text:p>79051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9</text:p>
          </table:table-cell>
          <table:table-cell office:value-type="string" table:style-name="ce1">
            <text:p>M. intracellulare ssp chimaera (5/10/2023)</text:p>
          </table:table-cell>
          <table:table-cell office:value-type="string" table:style-name="ce1">
            <text:p>M. intracellulare ssp chimaera (5/9/2023)</text:p>
          </table:table-cell>
          <table:table-cell office:value-type="string" table:style-name="ce1">
            <text:p>M. intracellulare ssp chimaera, Hafnia alvei (5/8/2023)</text:p>
          </table:table-cell>
          <table:table-cell office:value-type="string" table:style-name="ce1">
            <text:p>M. chimaera (2/16/2023)</text:p>
          </table:table-cell>
          <table:table-cell office:value-type="string" table:style-name="ce1">
            <text:p>M. intracellulare, Hafnia alvei, Serratia marcescens (12/12/2022)</text:p>
          </table:table-cell>
          <table:table-cell office:value-type="string" table:style-name="ce1">
            <text:p>M. avium complex (9/28/2022)</text:p>
          </table:table-cell>
          <table:table-cell office:value-type="string" table:style-name="ce1">
            <text:p>M. avium complex (4/22/202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Iloff, Marta</text:p>
          </table:table-cell>
          <table:table-cell office:value-type="string" table:style-name="ce1">
            <text:p>X007137396</text:p>
          </table:table-cell>
          <table:table-cell office:value-type="float" office:value="1234871" table:style-name="ce2">
            <text:p>12348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11</text:p>
          </table:table-cell>
          <table:table-cell office:value-type="string" table:style-name="ce1">
            <text:p>M. intracellulare (5/11/2023)</text:p>
          </table:table-cell>
          <table:table-cell office:value-type="string" table:style-name="ce1">
            <text:p>M. intracellulare, Gordonia aichiensis, Pseudomonas aeruginosa (5/10/2023)</text:p>
          </table:table-cell>
          <table:table-cell office:value-type="string" table:style-name="ce1">
            <text:p>M. intracellulare, Stenotrophomonas maltophilia, Burkholderia cepacia complex (7/11/2022)</text:p>
          </table:table-cell>
          <table:table-cell office:value-type="string" table:style-name="ce1">
            <text:p>many past MAC cultur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ubner, Stefania</text:p>
          </table:table-cell>
          <table:table-cell office:value-type="string" table:style-name="ce1">
            <text:p>X007168397</text:p>
          </table:table-cell>
          <table:table-cell office:value-type="string" table:style-name="ce8">
            <text:p>1111439 and 125075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1.30</text:p>
          </table:table-cell>
          <table:table-cell office:value-type="string" table:style-name="ce1">
            <text:p>M. intracellulare (12/1/2023)</text:p>
          </table:table-cell>
          <table:table-cell office:value-type="string" table:style-name="ce1">
            <text:p>Burkholderia cepacia complex, Kluyvera intermedia (5/14/2023)</text:p>
          </table:table-cell>
          <table:table-cell office:value-type="string" table:style-name="ce1">
            <text:p>M. intracellulare (5/11/2023)</text:p>
          </table:table-cell>
          <table:table-cell office:value-type="string" table:style-name="ce1">
            <text:p>M. intracellulare (5/10/2023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ousman, Peter</text:p>
          </table:table-cell>
          <table:table-cell office:value-type="string" table:style-name="ce1">
            <text:p>X007133896</text:p>
          </table:table-cell>
          <table:table-cell office:value-type="float" office:value="414901" table:style-name="ce2">
            <text:p>41490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4.2.20</text:p>
          </table:table-cell>
          <table:table-cell office:value-type="string" table:style-name="ce1">
            <text:p>Pseudomonas aeruginosa (2/22/2024)</text:p>
          </table:table-cell>
          <table:table-cell office:value-type="string" table:style-name="ce1">
            <text:p>Pseudomonas aeruginosa (2/20/2024)</text:p>
          </table:table-cell>
          <table:table-cell office:value-type="string" table:style-name="ce1">
            <text:p>Pseudomonas aeruginosa, Aspergillus terreus (8/29/2023)</text:p>
          </table:table-cell>
          <table:table-cell office:value-type="string" table:style-name="ce1">
            <text:p>Pseudomonas aeruginosa, Aspergillus terreus (8/23/2023)</text:p>
          </table:table-cell>
          <table:table-cell office:value-type="string" table:style-name="ce1">
            <text:p>Pseudomonas aeruginosa (5/12/2023)</text:p>
          </table:table-cell>
          <table:table-cell office:value-type="string" table:style-name="ce1">
            <text:p>Pseudomonas aeruginosa, Acinetobacter species (2/5/2023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ilbur, Mary</text:p>
          </table:table-cell>
          <table:table-cell office:value-type="string" table:style-name="ce1">
            <text:p>X007287916</text:p>
          </table:table-cell>
          <table:table-cell office:value-type="float" office:value="1123470" table:style-name="ce2">
            <text:p>112347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2.6</text:p>
          </table:table-cell>
          <table:table-cell office:value-type="string" table:style-name="ce1">
            <text:p>Pseudomonas aeruginosa, Stenotrophomonas maltophilia (12/15/2023)</text:p>
          </table:table-cell>
          <table:table-cell office:value-type="string" table:style-name="ce1">
            <text:p>Pseudomonas aeruginosa, Aspergillus fumigatus (11/8/2023)</text:p>
          </table:table-cell>
          <table:table-cell office:value-type="string" table:style-name="ce1">
            <text:p>Pseudomonas aeruginosa (9/12/2023)</text:p>
          </table:table-cell>
          <table:table-cell office:value-type="string" table:style-name="ce1">
            <text:p>M. intracellulare, Pseudomonas aeruginosa (5/16/2023)</text:p>
          </table:table-cell>
          <table:table-cell office:value-type="string" table:style-name="ce1">
            <text:p>M. intracellulare (5/11/2023)</text:p>
          </table:table-cell>
          <table:table-cell office:value-type="string" table:style-name="ce1">
            <text:p>M. intracellulare, Pseudomonas aeruginosa (5/10/2023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eyburn, Jorja R</text:p>
          </table:table-cell>
          <table:table-cell office:value-type="string" table:style-name="ce1">
            <text:p>X007327361</text:p>
          </table:table-cell>
          <table:table-cell office:value-type="float" office:value="1255671" table:style-name="ce2">
            <text:p>125567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9.18</text:p>
          </table:table-cell>
          <table:table-cell office:value-type="string" table:style-name="ce1">
            <text:p>M. intracellulare, Alternaria malorum (8/8/2023)</text:p>
          </table:table-cell>
          <table:table-cell office:value-type="string" table:style-name="ce1">
            <text:p>M. kansasii (6/14/2023)</text:p>
          </table:table-cell>
          <table:table-cell office:value-type="string" table:style-name="ce1">
            <text:p>M. intracellulare (5/11/2023)</text:p>
          </table:table-cell>
          <table:table-cell office:value-type="string" table:style-name="ce1">
            <text:p>M. intracellulare (5/11/2023)</text:p>
          </table:table-cell>
          <table:table-cell office:value-type="string" table:style-name="ce1">
            <text:p>M. intracellulare (5/10/2023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iernbaum, Kathleen</text:p>
          </table:table-cell>
          <table:table-cell office:value-type="string" table:style-name="ce1">
            <text:p>X007325007</text:p>
          </table:table-cell>
          <table:table-cell office:value-type="float" office:value="1248741" table:style-name="ce2">
            <text:p>124874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1.8</text:p>
          </table:table-cell>
          <table:table-cell office:value-type="string" table:style-name="ce1">
            <text:p>M. chimaera, M. abscessus subsp abscessus, Pseudomonas aeruginosa (1/26/2023)</text:p>
          </table:table-cell>
          <table:table-cell office:value-type="string" table:style-name="ce1">
            <text:p>prior multiple M. abscessus from 2020-2021 and one MAC from 20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erraro, Monica</text:p>
          </table:table-cell>
          <table:table-cell office:value-type="string" table:style-name="ce1">
            <text:p>X007324521</text:p>
          </table:table-cell>
          <table:table-cell office:value-type="float" office:value="1248226" table:style-name="ce2">
            <text:p>124822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4.1.22</text:p>
          </table:table-cell>
          <table:table-cell office:value-type="string" table:style-name="ce1">
            <text:p>M. intracellulare (1/22/2024)</text:p>
          </table:table-cell>
          <table:table-cell office:value-type="string" table:style-name="ce1">
            <text:p>M. intracellulare, Stenotrophomonas maltophilia (11/27/2023)</text:p>
          </table:table-cell>
          <table:table-cell office:value-type="string" table:style-name="ce1">
            <text:p>M. intracellulare, Stenotrophomonas maltophilia, Irpex lacteus (9/12/2023)</text:p>
          </table:table-cell>
          <table:table-cell office:value-type="string" table:style-name="ce1">
            <text:p>M. intracellulare, Stenotrophomonas maltophilia (7/24/2023)</text:p>
          </table:table-cell>
          <table:table-cell office:value-type="string" table:style-name="ce1">
            <text:p>M. intracellulare (5/18/2023)</text:p>
          </table:table-cell>
          <table:table-cell office:value-type="string" table:style-name="ce1">
            <text:p>M. intracellulare (5/16/2023)</text:p>
          </table:table-cell>
          <table:table-cell office:value-type="string" table:style-name="ce1">
            <text:p>M. intracellulare (5/15/2023)</text:p>
          </table:table-cell>
          <table:table-cell office:value-type="string" table:style-name="ce1">
            <text:p>M. intracellulare (12/29/2022)</text:p>
          </table:table-cell>
          <table:table-cell office:value-type="string" table:style-name="ce1">
            <text:p>Stenotrophomonas maltophilia (12/2/2022)</text:p>
          </table:table-cell>
          <table:table-cell office:value-type="string" table:style-name="ce1">
            <text:p>multiple prior MAC cultures 2017-202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pringer, Lillian H</text:p>
          </table:table-cell>
          <table:table-cell office:value-type="string" table:style-name="ce1">
            <text:p>X007326354</text:p>
          </table:table-cell>
          <table:table-cell office:value-type="float" office:value="1255047" table:style-name="ce2">
            <text:p>125504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23</text:p>
          </table:table-cell>
          <table:table-cell office:value-type="string" table:style-name="ce1">
            <text:p>M. avium (8/15/2023)</text:p>
          </table:table-cell>
          <table:table-cell office:value-type="string" table:style-name="ce1">
            <text:p>M. avium (5/18/2023)</text:p>
          </table:table-cell>
          <table:table-cell office:value-type="string" table:style-name="ce1">
            <text:p>M. avium (5/18/2023 second culture)</text:p>
          </table:table-cell>
          <table:table-cell office:value-type="string" table:style-name="ce1">
            <text:p>M. avium (5/17/2023)</text:p>
          </table:table-cell>
          <table:table-cell office:value-type="string" table:style-name="ce1">
            <text:p>M. avium (5/20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arpenter, Patricia</text:p>
          </table:table-cell>
          <table:table-cell office:value-type="string" table:style-name="ce1">
            <text:p>X004577659</text:p>
          </table:table-cell>
          <table:table-cell office:value-type="float" office:value="1255845" table:style-name="ce2">
            <text:p>125584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17</text:p>
          </table:table-cell>
          <table:table-cell office:value-type="string" table:style-name="ce1">
            <text:p>Streptococcus pneumoniae (5/17/2023)</text:p>
          </table:table-cell>
          <table:table-cell office:value-type="string" table:style-name="ce1">
            <text:p>M. arupense (9/1/2022)</text:p>
          </table:table-cell>
          <table:table-cell office:value-type="string" table:style-name="ce1">
            <text:p>M. lentiflavum (8/30/2022)</text:p>
          </table:table-cell>
          <table:table-cell office:value-type="string" table:style-name="ce1">
            <text:p>MAC in 201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oyt Miller, Darian</text:p>
          </table:table-cell>
          <table:table-cell office:value-type="string" table:style-name="ce1">
            <text:p>X007328217</text:p>
          </table:table-cell>
          <table:table-cell office:value-type="float" office:value="1254655" table:style-name="ce2">
            <text:p>12546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18</text:p>
          </table:table-cell>
          <table:table-cell office:value-type="string" table:style-name="ce1">
            <text:p>Pseudomonas aeruginosa (5/17/2023)</text:p>
          </table:table-cell>
          <table:table-cell office:value-type="string" table:style-name="ce1">
            <text:p>Pseudomonas aeruginosa (3/20/2023)</text:p>
          </table:table-cell>
          <table:table-cell office:value-type="string" table:style-name="ce1">
            <text:p>Staph aureus (MSSA) (1/19/2023)</text:p>
          </table:table-cell>
          <table:table-cell office:value-type="string" table:style-name="ce1">
            <text:p>M. avium complex, M. abscessus group (1/3/2023)</text:p>
          </table:table-cell>
          <table:table-cell office:value-type="string" table:style-name="ce1">
            <text:p>M. avium complex, Pseudomonas aeruginosa (11/7/2022)</text:p>
          </table:table-cell>
          <table:table-cell table:style-name="ce1"/>
          <table:table-cell office:value-type="string" table:style-name="ce1">
            <text:p>prior MAC in 2020-2021 and Pseudomonas in 201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oku, Erika</text:p>
          </table:table-cell>
          <table:table-cell office:value-type="string" table:style-name="ce1">
            <text:p>X007325049</text:p>
          </table:table-cell>
          <table:table-cell office:value-type="float" office:value="1256199" table:style-name="ce2">
            <text:p>125619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18</text:p>
          </table:table-cell>
          <table:table-cell office:value-type="string" table:style-name="ce1">
            <text:p>M. avium (5/18/2023)</text:p>
          </table:table-cell>
          <table:table-cell office:value-type="string" table:style-name="ce1">
            <text:p>M. avium (5/17/2023)</text:p>
          </table:table-cell>
          <table:table-cell office:value-type="string" table:style-name="ce1">
            <text:p>M. abscessus (9/19/2022)</text:p>
          </table:table-cell>
          <table:table-cell office:value-type="string" table:style-name="ce1">
            <text:p>NTM grew in Japan in 3 days (?M. abscessus, 6/2022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obinson, Lynn</text:p>
          </table:table-cell>
          <table:table-cell office:value-type="string" table:style-name="ce1">
            <text:p>X007229605</text:p>
          </table:table-cell>
          <table:table-cell office:value-type="float" office:value="1247326" table:style-name="ce2">
            <text:p>124732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1.10</text:p>
          </table:table-cell>
          <table:table-cell office:value-type="string" table:style-name="ce1">
            <text:p>M. intracellulare (5/19/2023)</text:p>
          </table:table-cell>
          <table:table-cell office:value-type="string" table:style-name="ce1">
            <text:p>M. avium intracellulare (7/22/202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ontoya, Linda A</text:p>
          </table:table-cell>
          <table:table-cell office:value-type="string" table:style-name="ce1">
            <text:p>X007191401</text:p>
          </table:table-cell>
          <table:table-cell office:value-type="float" office:value="1067389" table:style-name="ce2">
            <text:p>1067389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23</text:p>
          </table:table-cell>
          <table:table-cell office:value-type="string" table:style-name="ce1">
            <text:p>M. intracellulare (5/24/2023)</text:p>
          </table:table-cell>
          <table:table-cell office:value-type="string" table:style-name="ce1">
            <text:p>M. intracellulare (5/23/2023)</text:p>
          </table:table-cell>
          <table:table-cell office:value-type="string" table:style-name="ce1">
            <text:p>M. intracellulare (5/22/2023)</text:p>
          </table:table-cell>
          <table:table-cell office:value-type="string" table:style-name="ce1">
            <text:p>M. intracellulare (5/1/2023)</text:p>
          </table:table-cell>
          <table:table-cell office:value-type="string" table:style-name="ce1">
            <text:p>prior multiple M. intracellulare in 201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all Moriyasu, Marny</text:p>
          </table:table-cell>
          <table:table-cell office:value-type="string" table:style-name="ce9">
            <text:p>X007325930</text:p>
          </table:table-cell>
          <table:table-cell office:value-type="float" office:value="1249977" table:style-name="ce2">
            <text:p>124997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1.20</text:p>
          </table:table-cell>
          <table:table-cell office:value-type="string" table:style-name="ce1">
            <text:p>Pseudomonas fluorescens group, Lasiodiplodia theobromae (11/24/2023)</text:p>
          </table:table-cell>
          <table:table-cell office:value-type="string" table:style-name="ce1">
            <text:p>Aspergillus species (3/6/2023)</text:p>
          </table:table-cell>
          <table:table-cell office:value-type="string" table:style-name="ce1">
            <text:p>AFB (referred, 12/22/2022)</text:p>
          </table:table-cell>
          <table:table-cell office:value-type="string" table:style-name="ce1">
            <text:p>M. avium-intracellulare complex (12/22/2022)</text:p>
          </table:table-cell>
          <table:table-cell office:value-type="string" table:style-name="ce1">
            <text:p>AFB (referred, 12/21/2022)</text:p>
          </table:table-cell>
          <table:table-cell office:value-type="string" table:style-name="ce1">
            <text:p>M. avium-intracellulare complex (9/15/2022)</text:p>
          </table:table-cell>
          <table:table-cell office:value-type="string" table:style-name="ce1">
            <text:p>AFB (referred, 9/13/2022)</text:p>
          </table:table-cell>
          <table:table-cell office:value-type="string" table:style-name="ce1">
            <text:p>Staph aureus (MSSA) (8/13/2022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mith, Darlene</text:p>
          </table:table-cell>
          <table:table-cell office:value-type="string" table:style-name="ce1">
            <text:p>X007326284</text:p>
          </table:table-cell>
          <table:table-cell office:value-type="float" office:value="1255277" table:style-name="ce2">
            <text:p>125527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1.28</text:p>
          </table:table-cell>
          <table:table-cell office:value-type="string" table:style-name="ce1">
            <text:p>M. intracellulare (9/26/2023)</text:p>
          </table:table-cell>
          <table:table-cell office:value-type="string" table:style-name="ce1">
            <text:p>M. avium (8/25/2023)</text:p>
          </table:table-cell>
          <table:table-cell office:value-type="string" table:style-name="ce1">
            <text:p>M. intracellulare (7/25/2023)</text:p>
          </table:table-cell>
          <table:table-cell office:value-type="string" table:style-name="ce1">
            <text:p>M. intracellulare (6/26/2023)</text:p>
          </table:table-cell>
          <table:table-cell office:value-type="string" table:style-name="ce1">
            <text:p>M. avium (5/24/2023)</text:p>
          </table:table-cell>
          <table:table-cell office:value-type="string" table:style-name="ce1">
            <text:p>M. intracellulare, M. abscessus ssp massiliense (5/23/2023)</text:p>
          </table:table-cell>
          <table:table-cell office:value-type="string" table:style-name="ce1">
            <text:p>M. intracellulare, M. abscessus ssp massiliense (5/22/2023)</text:p>
          </table:table-cell>
          <table:table-cell office:value-type="string" table:style-name="ce1">
            <text:p>M. intracellulare, M. abscessus ssp massiliense (4/2/2023)</text:p>
          </table:table-cell>
          <table:table-cell office:value-type="string" table:style-name="ce1">
            <text:p>M. avium (3/29/2023)</text:p>
          </table:table-cell>
          <table:table-cell office:value-type="string" table:style-name="ce1">
            <text:p>M. avium complex, M. abscessus complex, Actinomyces odontolyticus, Prevotella melaninogenica (12/6/2022)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elorenzo, Linda</text:p>
          </table:table-cell>
          <table:table-cell office:value-type="string" table:style-name="ce1">
            <text:p>X007327720</text:p>
          </table:table-cell>
          <table:table-cell office:value-type="float" office:value="1254545" table:style-name="ce2">
            <text:p>125454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24</text:p>
          </table:table-cell>
          <table:table-cell office:value-type="string" table:style-name="ce1">
            <text:p>Pseudomonas aeruginosa (5/23/2023)</text:p>
          </table:table-cell>
          <table:table-cell office:value-type="string" table:style-name="ce1">
            <text:p>Pseudomonas aeruginosa (1/26/2023)</text:p>
          </table:table-cell>
          <table:table-cell office:value-type="string" table:style-name="ce1">
            <text:p>M. avium complex (6/3/202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osk, Pamela G</text:p>
          </table:table-cell>
          <table:table-cell office:value-type="string" table:style-name="ce1">
            <text:p>X007293588</text:p>
          </table:table-cell>
          <table:table-cell office:value-type="float" office:value="480291" table:style-name="ce2">
            <text:p>48029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F</text:p>
          </table:table-cell>
          <table:table-cell office:value-type="string" table:style-name="ce4">
            <text:p>2008.12.30</text:p>
          </table:table-cell>
          <table:table-cell office:value-type="string" table:style-name="ce1">
            <text:p>M. intracellulare (12/31/2008)</text:p>
          </table:table-cell>
          <table:table-cell office:value-type="string" table:style-name="ce1">
            <text:p>M. intracellulare (11/4/2008)</text:p>
          </table:table-cell>
          <table:table-cell office:value-type="string" table:style-name="ce1">
            <text:p>M. intracellulare (9/17/2008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Okamoto, June C</text:p>
          </table:table-cell>
          <table:table-cell office:value-type="string" table:style-name="ce1">
            <text:p>X007326992</text:p>
          </table:table-cell>
          <table:table-cell office:value-type="float" office:value="1254178" table:style-name="ce2">
            <text:p>125417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25</text:p>
          </table:table-cell>
          <table:table-cell office:value-type="string" table:style-name="ce1">
            <text:p>M. intracellulare and M. fortuitum in 12/2024</text:p>
          </table:table-cell>
          <table:table-cell office:value-type="string" table:style-name="ce10">
            <text:p>M. avium, M. intracellulare, Aspergillus niger group, &amp; alpha hemolytic strep in 20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elson, John</text:p>
          </table:table-cell>
          <table:table-cell office:value-type="string" table:style-name="ce1">
            <text:p>X007336934</text:p>
          </table:table-cell>
          <table:table-cell office:value-type="float" office:value="1257624" table:style-name="ce2">
            <text:p>125762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5.26</text:p>
          </table:table-cell>
          <table:table-cell office:value-type="string" table:style-name="ce1">
            <text:p>M. abscessus ssp abscessus (5/30/2023)</text:p>
          </table:table-cell>
          <table:table-cell office:value-type="string" table:style-name="ce1">
            <text:p>M. abscessus ssp abscessus (5/26/2023)</text:p>
          </table:table-cell>
          <table:table-cell office:value-type="string" table:style-name="ce1">
            <text:p>M. abscessus ssp abscessus, Pseudomonas aeruginosa (5/25/2023)</text:p>
          </table:table-cell>
          <table:table-cell office:value-type="string" table:style-name="ce1">
            <text:p>M. abscessus complex, Pseudomonas aeruginosa (3/24/2023)</text:p>
          </table:table-cell>
          <table:table-cell office:value-type="string" table:style-name="ce1">
            <text:p>M. abscessus complex (1/25/2023)</text:p>
          </table:table-cell>
          <table:table-cell office:value-type="string" table:style-name="ce1">
            <text:p>M. abscessus complex (11/30/2022)</text:p>
          </table:table-cell>
          <table:table-cell office:value-type="string" table:style-name="ce1">
            <text:p>M. abscessus complex (9/21/2022)</text:p>
          </table:table-cell>
          <table:table-cell office:value-type="string" table:style-name="ce1">
            <text:p>M. abscessus complex (7/27/2022)</text:p>
          </table:table-cell>
          <table:table-cell office:value-type="string" table:style-name="ce1">
            <text:p>M. abscessus complex (4/11/2022)</text:p>
          </table:table-cell>
          <table:table-cell office:value-type="string" table:style-name="ce1">
            <text:p>M. abscessus complex (2/3/2022)</text:p>
          </table:table-cell>
          <table:table-cell office:value-type="string" table:style-name="ce1">
            <text:p>further past M. abscessus complex cultures from 20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Touma, Katty</text:p>
          </table:table-cell>
          <table:table-cell office:value-type="string" table:style-name="ce1">
            <text:p>X007270732</text:p>
          </table:table-cell>
          <table:table-cell office:value-type="float" office:value="1113190" table:style-name="ce2">
            <text:p>111319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5.31</text:p>
          </table:table-cell>
          <table:table-cell office:value-type="string" table:style-name="ce1">
            <text:p>Pseudomonas aeruginosa (5/31/2023)</text:p>
          </table:table-cell>
          <table:table-cell office:value-type="string" table:style-name="ce1">
            <text:p>Pseudomonas aeruginosa (5/30/2023)</text:p>
          </table:table-cell>
          <table:table-cell office:value-type="string" table:style-name="ce1">
            <text:p>Pseudomonas aeruginosa (1/31/2023)</text:p>
          </table:table-cell>
          <table:table-cell office:value-type="string" table:style-name="ce1">
            <text:p>M. intracellulare (11/14/2022)</text:p>
          </table:table-cell>
          <table:table-cell office:value-type="string" table:style-name="ce1">
            <text:p>M. intracellulare (8/3/2022)</text:p>
          </table:table-cell>
          <table:table-cell office:value-type="string" table:style-name="ce1">
            <text:p>Pseudomonas aeruginosa (7/8/2022)</text:p>
          </table:table-cell>
          <table:table-cell office:value-type="string" table:style-name="ce1">
            <text:p>M. intracellulare (6/27/2022)</text:p>
          </table:table-cell>
          <table:table-cell office:value-type="string" table:style-name="ce1">
            <text:p>M. intracellulare (5/11/2022)</text:p>
          </table:table-cell>
          <table:table-cell office:value-type="string" table:style-name="ce1">
            <text:p>prior cultures with M. intracellulare 2020-202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Kocis, Christina</text:p>
          </table:table-cell>
          <table:table-cell office:value-type="string" table:style-name="ce1">
            <text:p>X007153473</text:p>
          </table:table-cell>
          <table:table-cell office:value-type="float" office:value="1247387" table:style-name="ce2">
            <text:p>124738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4">
            <text:p>2023.6.1</text:p>
          </table:table-cell>
          <table:table-cell office:value-type="string" table:style-name="ce4">
            <text:p>M. avium (6/2/2023)</text:p>
          </table:table-cell>
          <table:table-cell office:value-type="string" table:style-name="ce1">
            <text:p>M. avium (6/1/2023)</text:p>
          </table:table-cell>
          <table:table-cell office:value-type="string" table:style-name="ce1">
            <text:p>M. avium (5/31/2023)</text:p>
          </table:table-cell>
          <table:table-cell office:value-type="string" table:style-name="ce1">
            <text:p>MAC (12/7/2022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cott, Jennifer</text:p>
          </table:table-cell>
          <table:table-cell office:value-type="string" table:style-name="ce1">
            <text:p>X007326156</text:p>
          </table:table-cell>
          <table:table-cell office:value-type="float" office:value="1252359" table:style-name="ce2">
            <text:p>12523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2.7.6</text:p>
          </table:table-cell>
          <table:table-cell office:value-type="string" table:style-name="ce1">
            <text:p>M. intracellulare (8/12/2022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ucetovic, Idajeta</text:p>
          </table:table-cell>
          <table:table-cell office:value-type="string" table:style-name="ce1">
            <text:p>X007279291</text:p>
          </table:table-cell>
          <table:table-cell office:value-type="float" office:value="743781" table:style-name="ce2">
            <text:p>74378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4.1.9</text:p>
          </table:table-cell>
          <table:table-cell office:value-type="string" table:style-name="ce1">
            <text:p>M. abscessus ssp massiliense (1/8/2024)</text:p>
          </table:table-cell>
          <table:table-cell office:value-type="string" table:style-name="ce1">
            <text:p>Pseudomonas aeruginosa (6/13/2023)</text:p>
          </table:table-cell>
          <table:table-cell office:value-type="string" table:style-name="ce1">
            <text:p>Pseudomonas aeruginosa, Streptococcus pneumoniae (6/7/2023)</text:p>
          </table:table-cell>
          <table:table-cell office:value-type="string" table:style-name="ce1">
            <text:p>Pseudomonas aeruginosa, Streptococcus pneumoniae (6/7/2023)</text:p>
          </table:table-cell>
          <table:table-cell office:value-type="string" table:style-name="ce1">
            <text:p>Pseudomonas aeruginosa, Streptococcus pneumoniae (6/5/2023)</text:p>
          </table:table-cell>
          <table:table-cell office:value-type="string" table:style-name="ce1">
            <text:p>multiple cultures with Pseudomonas from 201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Keeter, Louane</text:p>
          </table:table-cell>
          <table:table-cell office:value-type="string" table:style-name="ce1">
            <text:p>X007147818</text:p>
          </table:table-cell>
          <table:table-cell office:value-type="float" office:value="1232335" table:style-name="ce2">
            <text:p>123233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8</text:p>
          </table:table-cell>
          <table:table-cell office:value-type="string" table:style-name="ce1">
            <text:p>M. avium complex (8/28/2023)</text:p>
          </table:table-cell>
          <table:table-cell office:value-type="string" table:style-name="ce1">
            <text:p>Pseudomonas aeruginosa (6/7/2023)</text:p>
          </table:table-cell>
          <table:table-cell office:value-type="string" table:style-name="ce1">
            <text:p>Pseudomonas aeruginosa, Gordonia spp (8/12/2022)</text:p>
          </table:table-cell>
          <table:table-cell office:value-type="string" table:style-name="ce1">
            <text:p>MAC twice in 2021, once in 2015, and once in 200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Ohman, Angela</text:p>
          </table:table-cell>
          <table:table-cell office:value-type="string" table:style-name="ce1">
            <text:p>X007203618</text:p>
          </table:table-cell>
          <table:table-cell office:value-type="float" office:value="989532" table:style-name="ce2">
            <text:p>98953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8</text:p>
          </table:table-cell>
          <table:table-cell office:value-type="string" table:style-name="ce1">
            <text:p>M. abscessus ssp abscessus (6/9/2023)</text:p>
          </table:table-cell>
          <table:table-cell office:value-type="string" table:style-name="ce1">
            <text:p>M. abscessus ssp abscessus (6/8/2023)</text:p>
          </table:table-cell>
          <table:table-cell office:value-type="string" table:style-name="ce1">
            <text:p>M. abscessus ssp abscessus (6/7/2023)</text:p>
          </table:table-cell>
          <table:table-cell office:value-type="string" table:style-name="ce1">
            <text:p>M. abscessus (macrolide-R, 8/31/2022)</text:p>
          </table:table-cell>
          <table:table-cell office:value-type="string" table:style-name="ce1">
            <text:p>M. abscessus, Aspergillus fumigatus, Klebsiella aerogenes (5/6/2022)</text:p>
          </table:table-cell>
          <table:table-cell office:value-type="string" table:style-name="ce1">
            <text:p>M. abscessus (macrolide-R, 5/4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obb, Katherine</text:p>
          </table:table-cell>
          <table:table-cell office:value-type="string" table:style-name="ce1">
            <text:p>X007228590</text:p>
          </table:table-cell>
          <table:table-cell office:value-type="float" office:value="1241933" table:style-name="ce2">
            <text:p>124193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4</text:p>
          </table:table-cell>
          <table:table-cell office:value-type="string" table:style-name="ce1">
            <text:p>M. hodleri (8/22/2023)</text:p>
          </table:table-cell>
          <table:table-cell office:value-type="string" table:style-name="ce1">
            <text:p>Melanoporia Nigra (7/18/2023)</text:p>
          </table:table-cell>
          <table:table-cell office:value-type="string" table:style-name="ce1">
            <text:p>M. avium complex (5/21/2018 and 2016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hea, Suzanne B</text:p>
          </table:table-cell>
          <table:table-cell office:value-type="string" table:style-name="ce1">
            <text:p>X007246620</text:p>
          </table:table-cell>
          <table:table-cell office:value-type="float" office:value="928313" table:style-name="ce2">
            <text:p>92831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13</text:p>
          </table:table-cell>
          <table:table-cell office:value-type="string" table:style-name="ce1">
            <text:p>M. iranicum (11/2/2022)</text:p>
          </table:table-cell>
          <table:table-cell office:value-type="string" table:style-name="ce1">
            <text:p>M. fortuitum twice in 2021, Staph aureus (MSSA) in 2/2021, Staph aureus in 2019, MAC in 2018 and 2015, M. abscessus/chelonae in 201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agy, Charlotte</text:p>
          </table:table-cell>
          <table:table-cell office:value-type="string" table:style-name="ce1">
            <text:p>X007326871</text:p>
          </table:table-cell>
          <table:table-cell office:value-type="float" office:value="1249918" table:style-name="ce2">
            <text:p>124991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13</text:p>
          </table:table-cell>
          <table:table-cell office:value-type="string" table:style-name="ce1">
            <text:p>Haemophilus influenzae (6/22/2023)</text:p>
          </table:table-cell>
          <table:table-cell office:value-type="string" table:style-name="ce1">
            <text:p>M. avium complex, Fusarium species, dematiaceous fungus (7/29/2022)</text:p>
          </table:table-cell>
          <table:table-cell office:value-type="string" table:style-name="ce1">
            <text:p>M. avium-intracellulare complex, Neisseria species, viridans Streptococcus group, Staph aureus (2/14/2022)</text:p>
          </table:table-cell>
          <table:table-cell office:value-type="string" table:style-name="ce1">
            <text:p>M. avium-intracellulare complex (9/3/2021) and other prior 2020-2021 cultur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ccauley, Carol</text:p>
          </table:table-cell>
          <table:table-cell office:value-type="string" table:style-name="ce1">
            <text:p>X007336755</text:p>
          </table:table-cell>
          <table:table-cell office:value-type="float" office:value="1256612" table:style-name="ce2">
            <text:p>125661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10.5</text:p>
          </table:table-cell>
          <table:table-cell office:value-type="string" table:style-name="ce1">
            <text:p>M. abscessus ssp abscessus (9/5/2023)</text:p>
          </table:table-cell>
          <table:table-cell office:value-type="string" table:style-name="ce1">
            <text:p>M. abscessus ssp abscessus (6/15/2023)</text:p>
          </table:table-cell>
          <table:table-cell office:value-type="string" table:style-name="ce1">
            <text:p>M. intracellulare ssp chimaera (6/14/2023)</text:p>
          </table:table-cell>
          <table:table-cell office:value-type="string" table:style-name="ce1">
            <text:p>M. abscessus ssp abscessus, M. chimaera (6/13/2023)</text:p>
          </table:table-cell>
          <table:table-cell office:value-type="string" table:style-name="ce1">
            <text:p>Escherischia coli (4/14/2023)</text:p>
          </table:table-cell>
          <table:table-cell office:value-type="string" table:style-name="ce1">
            <text:p>M. intracellulare ssp chimaera, Escherischia coli (4/26/2023)</text:p>
          </table:table-cell>
          <table:table-cell office:value-type="string" table:style-name="ce1">
            <text:p>Escherischia coli (12/29/2022)</text:p>
          </table:table-cell>
          <table:table-cell office:value-type="string" table:style-name="ce1">
            <text:p>M. abscessus complex in 2021 too and other organisms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rotzman Lytle, Anne</text:p>
          </table:table-cell>
          <table:table-cell office:value-type="string" table:style-name="ce1">
            <text:p>X007327245</text:p>
          </table:table-cell>
          <table:table-cell office:value-type="float" office:value="1253543" table:style-name="ce2">
            <text:p>125354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15</text:p>
          </table:table-cell>
          <table:table-cell office:value-type="string" table:style-name="ce1">
            <text:p>M. intracellulare (6/16/2023)</text:p>
          </table:table-cell>
          <table:table-cell office:value-type="string" table:style-name="ce1">
            <text:p>M. intracellulare (6/15/2023)</text:p>
          </table:table-cell>
          <table:table-cell office:value-type="string" table:style-name="ce1">
            <text:p>Rhizobium (6/14/2023)</text:p>
          </table:table-cell>
          <table:table-cell office:value-type="string" table:style-name="ce1">
            <text:p>M. intracellulare, Pseudomonas putida group (3/23/2023)</text:p>
          </table:table-cell>
          <table:table-cell office:value-type="string" table:style-name="ce1">
            <text:p>MAC (3/3/2023)</text:p>
          </table:table-cell>
          <table:table-cell office:value-type="string" table:style-name="ce1">
            <text:p>MAC (6/29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rocker, James J</text:p>
          </table:table-cell>
          <table:table-cell office:value-type="string" table:style-name="ce1">
            <text:p>X007049624</text:p>
          </table:table-cell>
          <table:table-cell office:value-type="float" office:value="1244171" table:style-name="ce2">
            <text:p>1244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6.16</text:p>
          </table:table-cell>
          <table:table-cell office:value-type="string" table:style-name="ce1">
            <text:p>M. intracellulare (6/19/2023)</text:p>
          </table:table-cell>
          <table:table-cell office:value-type="string" table:style-name="ce1">
            <text:p>M. intracellulare (6/16/2023)</text:p>
          </table:table-cell>
          <table:table-cell office:value-type="string" table:style-name="ce1">
            <text:p>Proteus mirabilis (6/15/2023)</text:p>
          </table:table-cell>
          <table:table-cell office:value-type="string" table:style-name="ce1">
            <text:p>M. intracellulare, Proteus mirabilis (10/12/2022)</text:p>
          </table:table-cell>
          <table:table-cell office:value-type="string" table:style-name="ce1">
            <text:p>M. avium complex (6/30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illings, Karen</text:p>
          </table:table-cell>
          <table:table-cell office:value-type="string" table:style-name="ce1">
            <text:p>X007041870</text:p>
          </table:table-cell>
          <table:table-cell office:value-type="float" office:value="342730" table:style-name="ce2">
            <text:p>34273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20</text:p>
          </table:table-cell>
          <table:table-cell office:value-type="string" table:style-name="ce1">
            <text:p>M. intracellulare (6/22/2023)</text:p>
          </table:table-cell>
          <table:table-cell office:value-type="string" table:style-name="ce1">
            <text:p>M. intracellulare (6/21/2023)</text:p>
          </table:table-cell>
          <table:table-cell office:value-type="string" table:style-name="ce1">
            <text:p>M. intracellulare (6/19/2023)</text:p>
          </table:table-cell>
          <table:table-cell office:value-type="string" table:style-name="ce1">
            <text:p>M. chimaera (3/23/2023)</text:p>
          </table:table-cell>
          <table:table-cell office:value-type="string" table:style-name="ce1">
            <text:p>M. intracellulare subsp chimaera (3/22/2023)</text:p>
          </table:table-cell>
          <table:table-cell office:value-type="string" table:style-name="ce1">
            <text:p>M. chimaera (1/20/2023)</text:p>
          </table:table-cell>
          <table:table-cell office:value-type="string" table:style-name="ce1">
            <text:p>Streptococcus group A/pyogenes (1/18/2023)</text:p>
          </table:table-cell>
          <table:table-cell office:value-type="string" table:style-name="ce1">
            <text:p>M. intracellulare multiple cultures in 202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Itschner, Nancy</text:p>
          </table:table-cell>
          <table:table-cell office:value-type="string" table:style-name="ce1">
            <text:p>X007336453</text:p>
          </table:table-cell>
          <table:table-cell office:value-type="float" office:value="1256271" table:style-name="ce2">
            <text:p>125627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21</text:p>
          </table:table-cell>
          <table:table-cell office:value-type="string" table:style-name="ce1">
            <text:p>M. abscessus ssp abscessus (6/22/2023)</text:p>
          </table:table-cell>
          <table:table-cell office:value-type="string" table:style-name="ce1">
            <text:p>M. abscessus ssp abscessus (6/21/2023)</text:p>
          </table:table-cell>
          <table:table-cell office:value-type="string" table:style-name="ce1">
            <text:p>M. abscessus ssp abscessus (6/20/2023)</text:p>
          </table:table-cell>
          <table:table-cell office:value-type="string" table:style-name="ce1">
            <text:p>M. abscessus (4/28/2023)</text:p>
          </table:table-cell>
          <table:table-cell office:value-type="string" table:style-name="ce1">
            <text:p>M. chelonae-abscessus group (6/14/2022)</text:p>
          </table:table-cell>
          <table:table-cell office:value-type="string" table:style-name="ce1">
            <text:p>past cultures with M. abscessus 2019-2022 and one culture with MAC in 201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arrison, Stephanie</text:p>
          </table:table-cell>
          <table:table-cell office:value-type="string" table:style-name="ce1">
            <text:p>X007336211</text:p>
          </table:table-cell>
          <table:table-cell office:value-type="float" office:value="1257718" table:style-name="ce2">
            <text:p>125771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22</text:p>
          </table:table-cell>
          <table:table-cell office:value-type="string" table:style-name="ce1">
            <text:p>Aspergillus species, Syncephalestrum spp (8/18/2022)</text:p>
          </table:table-cell>
          <table:table-cell office:value-type="string" table:style-name="ce1">
            <text:p>MAC in 3/2021 and 3/20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lson, Borden</text:p>
          </table:table-cell>
          <table:table-cell office:value-type="string" table:style-name="ce1">
            <text:p>X007290173</text:p>
          </table:table-cell>
          <table:table-cell office:value-type="float" office:value="1123879" table:style-name="ce2">
            <text:p>112387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F</text:p>
          </table:table-cell>
          <table:table-cell office:value-type="string" table:style-name="ce4">
            <text:p>2023.12.20</text:p>
          </table:table-cell>
          <table:table-cell office:value-type="string" table:style-name="ce4">
            <text:p>M. avium-intracellulare complex (1/8/2020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illen, Donna</text:p>
          </table:table-cell>
          <table:table-cell office:value-type="string" table:style-name="ce1">
            <text:p>X007336237</text:p>
          </table:table-cell>
          <table:table-cell office:value-type="float" office:value="1256686" table:style-name="ce2">
            <text:p>125668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27</text:p>
          </table:table-cell>
          <table:table-cell office:value-type="string" table:style-name="ce1">
            <text:p>Rhinocladiella similis (6/26/2023)</text:p>
          </table:table-cell>
          <table:table-cell office:value-type="string" table:style-name="ce1">
            <text:p>MAI (8/25/2022)</text:p>
          </table:table-cell>
          <table:table-cell office:value-type="string" table:style-name="ce1">
            <text:p>MAI (4/4/2022)</text:p>
          </table:table-cell>
          <table:table-cell office:value-type="string" table:style-name="ce1">
            <text:p>MAI (4/1/2022)</text:p>
          </table:table-cell>
          <table:table-cell office:value-type="string" table:style-name="ce1">
            <text:p>MAI (3/29/2022)</text:p>
          </table:table-cell>
          <table:table-cell office:value-type="string" table:style-name="ce1">
            <text:p>multiple prior cultures with MAI in 202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ich, Deedreea E</text:p>
          </table:table-cell>
          <table:table-cell office:value-type="string" table:style-name="ce1">
            <text:p>X007226277</text:p>
          </table:table-cell>
          <table:table-cell office:value-type="float" office:value="536421" table:style-name="ce2">
            <text:p>53642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9.19</text:p>
          </table:table-cell>
          <table:table-cell office:value-type="string" table:style-name="ce1">
            <text:p>M. intracellulare (9/19/2023)</text:p>
          </table:table-cell>
          <table:table-cell office:value-type="string" table:style-name="ce1">
            <text:p>Scedosporium apiospermum (9/18/2023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ilton, Judith</text:p>
          </table:table-cell>
          <table:table-cell office:value-type="string" table:style-name="ce1">
            <text:p>X007325329</text:p>
          </table:table-cell>
          <table:table-cell office:value-type="float" office:value="1250454" table:style-name="ce2">
            <text:p>125045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28</text:p>
          </table:table-cell>
          <table:table-cell office:value-type="string" table:style-name="ce1">
            <text:p>Nocardia abscessus (7/3/2023)</text:p>
          </table:table-cell>
          <table:table-cell office:value-type="string" table:style-name="ce1">
            <text:p>Aspergillus fumigatus species complex (5/5/2023)</text:p>
          </table:table-cell>
          <table:table-cell office:value-type="string" table:style-name="ce1">
            <text:p>M. interjectum (12/8/2022)</text:p>
          </table:table-cell>
          <table:table-cell office:value-type="string" table:style-name="ce1">
            <text:p>Also M. interjectum and Paecilomyces formosus in 12/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hauvin, Bonnie</text:p>
          </table:table-cell>
          <table:table-cell office:value-type="string" table:style-name="ce1">
            <text:p>X007335891</text:p>
          </table:table-cell>
          <table:table-cell office:value-type="float" office:value="1258698" table:style-name="ce2">
            <text:p>125869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27</text:p>
          </table:table-cell>
          <table:table-cell office:value-type="string" table:style-name="ce1">
            <text:p>M. avium (6/29/2023)</text:p>
          </table:table-cell>
          <table:table-cell office:value-type="string" table:style-name="ce1">
            <text:p>M. avium (6/28/2023)</text:p>
          </table:table-cell>
          <table:table-cell office:value-type="string" table:style-name="ce1">
            <text:p>M. avium (6/27/2023)</text:p>
          </table:table-cell>
          <table:table-cell office:value-type="string" table:style-name="ce1">
            <text:p>M. avium complex (2/16/2023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ich, Barbara</text:p>
          </table:table-cell>
          <table:table-cell office:value-type="string" table:style-name="ce1">
            <text:p>X007226267</text:p>
          </table:table-cell>
          <table:table-cell office:value-type="float" office:value="373856" table:style-name="ce2">
            <text:p>37385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</text:p>
          </table:table-cell>
          <table:table-cell office:value-type="string" table:style-name="ce4">
            <text:p>2006.09.19</text:p>
          </table:table-cell>
          <table:table-cell office:value-type="string" table:style-name="ce4">
            <text:p>Dr. Czaja's note from 9/21/2010 indicates was treated for M. abscessus in 2006 and on M. avium complex treatment 10/2007-12/20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arr, Barbara</text:p>
          </table:table-cell>
          <table:table-cell office:value-type="string" table:style-name="ce1">
            <text:p>X007344483</text:p>
          </table:table-cell>
          <table:table-cell office:value-type="float" office:value="1258783" table:style-name="ce2">
            <text:p>125878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5">
            <text:p>2023.6.29</text:p>
          </table:table-cell>
          <table:table-cell office:value-type="string" table:style-name="ce5">
            <text:p>Nocardia nova (6/30/2023)</text:p>
          </table:table-cell>
          <table:table-cell office:value-type="string" table:style-name="ce1">
            <text:p>Nocardia nov (6/29/2023)</text:p>
          </table:table-cell>
          <table:table-cell office:value-type="string" table:style-name="ce1">
            <text:p>Nocardia nova (6/28/2023)</text:p>
          </table:table-cell>
          <table:table-cell office:value-type="string" table:style-name="ce1">
            <text:p>M. abscessus (8/5/2022)</text:p>
          </table:table-cell>
          <table:table-cell office:value-type="string" table:style-name="ce1">
            <text:p>M. abscessus <text:s/>in 9/2021 and M. abscessus/chelonae complex in 12/202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uber, Kay</text:p>
          </table:table-cell>
          <table:table-cell office:value-type="string" table:style-name="ce1">
            <text:p>X007336431</text:p>
          </table:table-cell>
          <table:table-cell office:value-type="float" office:value="1258018" table:style-name="ce2">
            <text:p>125801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5">
            <text:p>2023.6.29</text:p>
          </table:table-cell>
          <table:table-cell office:value-type="string" table:style-name="ce5">
            <text:p>M. avium (7/7/2023)</text:p>
          </table:table-cell>
          <table:table-cell office:value-type="string" table:style-name="ce1">
            <text:p>M. avium (6/30/2023)</text:p>
          </table:table-cell>
          <table:table-cell office:value-type="string" table:style-name="ce1">
            <text:p>M. intracellulare (6/29/2023)</text:p>
          </table:table-cell>
          <table:table-cell office:value-type="string" table:style-name="ce1">
            <text:p>M. avium (6/28/2023)</text:p>
          </table:table-cell>
          <table:table-cell office:value-type="string" table:style-name="ce1">
            <text:p>M. avium-intracellulare complex (9/28/2022)</text:p>
          </table:table-cell>
          <table:table-cell office:value-type="string" table:style-name="ce1">
            <text:p>M. avium-intracellulare complex (6/15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asserman, Leslie S</text:p>
          </table:table-cell>
          <table:table-cell office:value-type="string" table:style-name="ce1">
            <text:p>X007282505</text:p>
          </table:table-cell>
          <table:table-cell office:value-type="float" office:value="531706" table:style-name="ce2">
            <text:p>53170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4">
            <text:p>2023.7.5</text:p>
          </table:table-cell>
          <table:table-cell office:value-type="string" table:style-name="ce4">
            <text:p>M. intracellulare ssp chimaera (7/6/2023)</text:p>
          </table:table-cell>
          <table:table-cell office:value-type="string" table:style-name="ce4">
            <text:p>M. intracellulare ssp chimaera (7/3/2023)</text:p>
          </table:table-cell>
          <table:table-cell office:value-type="string" table:style-name="ce4">
            <text:p>M. avium complex (3/29/2023)</text:p>
          </table:table-cell>
          <table:table-cell office:value-type="string" table:style-name="ce4">
            <text:p>past MAC (2020, 2009) and other organism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eterson, Carol</text:p>
          </table:table-cell>
          <table:table-cell office:value-type="string" table:style-name="ce1">
            <text:p>X007337057</text:p>
          </table:table-cell>
          <table:table-cell office:value-type="float" office:value="1256493" table:style-name="ce2">
            <text:p>125649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7.6</text:p>
          </table:table-cell>
          <table:table-cell office:value-type="string" table:style-name="ce1">
            <text:p>M. avium complex (10/11/2022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uffin, Gail</text:p>
          </table:table-cell>
          <table:table-cell office:value-type="string" table:style-name="ce1">
            <text:p>X007327545</text:p>
          </table:table-cell>
          <table:table-cell office:value-type="float" office:value="1254963" table:style-name="ce2">
            <text:p>125496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</text:p>
          </table:table-cell>
          <table:table-cell office:value-type="string" table:style-name="ce5">
            <text:p>2023.7.7</text:p>
          </table:table-cell>
          <table:table-cell office:value-type="string" table:style-name="ce5">
            <text:p>M. avium (7/10/2023)</text:p>
          </table:table-cell>
          <table:table-cell office:value-type="string" table:style-name="ce5">
            <text:p>M. avium (7/7/2023)</text:p>
          </table:table-cell>
          <table:table-cell office:value-type="string" table:style-name="ce5">
            <text:p>M. avium (7/6/2023)</text:p>
          </table:table-cell>
          <table:table-cell office:value-type="string" table:style-name="ce5">
            <text:p>M. avium, Pseudomonas aeruginosa (5/1/2023)</text:p>
          </table:table-cell>
          <table:table-cell office:value-type="string" table:style-name="ce5">
            <text:p>M. avium (4/27/2023)</text:p>
          </table:table-cell>
          <table:table-cell office:value-type="string" table:style-name="ce5">
            <text:p>MAC (3/2/2023)</text:p>
          </table:table-cell>
          <table:table-cell office:value-type="string" table:style-name="ce5">
            <text:p>MAC (6/26/202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oldstein, Trista</text:p>
          </table:table-cell>
          <table:table-cell office:value-type="string" table:style-name="ce1">
            <text:p>X007341752</text:p>
          </table:table-cell>
          <table:table-cell office:value-type="float" office:value="1259776" table:style-name="ce2">
            <text:p>125977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8</text:p>
          </table:table-cell>
          <table:table-cell office:value-type="string" table:style-name="ce5">
            <text:p>M. intracellulare ssp chimaera (8/9/2023)</text:p>
          </table:table-cell>
          <table:table-cell office:value-type="string" table:style-name="ce5">
            <text:p>M. intracellulare ssp chimaera (8/8/2023)</text:p>
          </table:table-cell>
          <table:table-cell office:value-type="string" table:style-name="ce5">
            <text:p>M. intracellulare ssp chimaera, Microascus expansus (8/8/2023)</text:p>
          </table:table-cell>
          <table:table-cell office:value-type="string" table:style-name="ce5">
            <text:p>M. intracellulare ssp chimaera (7/4/2023)</text:p>
          </table:table-cell>
          <table:table-cell office:value-type="string" table:style-name="ce5">
            <text:p>M. avium complex (11/30/202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idmaier, Kaylynn</text:p>
          </table:table-cell>
          <table:table-cell office:value-type="string" table:style-name="ce1">
            <text:p>X007363920</text:p>
          </table:table-cell>
          <table:table-cell office:value-type="string" table:style-name="ce11">
            <text:p>(none)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</text:p>
          </table:table-cell>
          <table:table-cell office:value-type="string" table:style-name="ce4">
            <text:p>2023.10.19</text:p>
          </table:table-cell>
          <table:table-cell office:value-type="string" table:style-name="ce4">
            <text:p>M. avium (10/18/2023)</text:p>
          </table:table-cell>
          <table:table-cell office:value-type="string" table:style-name="ce1">
            <text:p>M. intracellulare (10/2/2023)</text:p>
          </table:table-cell>
          <table:table-cell office:value-type="string" table:style-name="ce1">
            <text:p>M. avium (9/15/2023)</text:p>
          </table:table-cell>
          <table:table-cell office:value-type="string" table:style-name="ce1">
            <text:p>M. avium (8/9/2023)</text:p>
          </table:table-cell>
          <table:table-cell office:value-type="string" table:style-name="ce1">
            <text:p>M. avium (8/8/2023)</text:p>
          </table:table-cell>
          <table:table-cell office:value-type="string" table:style-name="ce1">
            <text:p>M. intracellulare (8/7/2023)</text:p>
          </table:table-cell>
          <table:table-cell office:value-type="string" table:style-name="ce1">
            <text:p>MAC twice in 201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Jonklaas MD Jacqueline</text:p>
          </table:table-cell>
          <table:table-cell office:value-type="string" table:style-name="ce1">
            <text:p>X007343989</text:p>
          </table:table-cell>
          <table:table-cell office:value-type="float" office:value="1259935" table:style-name="ce2">
            <text:p>125993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9</text:p>
          </table:table-cell>
          <table:table-cell office:value-type="string" table:style-name="ce1">
            <text:p>M. avium (8/10/2023)</text:p>
          </table:table-cell>
          <table:table-cell office:value-type="string" table:style-name="ce1">
            <text:p>M. intracellulare, M. abscessus ssp massiliense (8/9/2023)</text:p>
          </table:table-cell>
          <table:table-cell office:value-type="string" table:style-name="ce1">
            <text:p>M. intracellulare (8/8/2023)</text:p>
          </table:table-cell>
          <table:table-cell office:value-type="string" table:style-name="ce1">
            <text:p>M. intracellulare, M. abscessus ssp massiliense (7/5/2023)</text:p>
          </table:table-cell>
          <table:table-cell office:value-type="string" table:style-name="ce1">
            <text:p>M. avium (7/4/2023)</text:p>
          </table:table-cell>
          <table:table-cell office:value-type="string" table:style-name="ce1">
            <text:p>MAC (4/18/2023)</text:p>
          </table:table-cell>
          <table:table-cell office:value-type="string" table:style-name="ce1">
            <text:p>M. abscessus ssp massiliense, M. intracellulare ssp chimaera (2/28/2023)</text:p>
          </table:table-cell>
          <table:table-cell office:value-type="string" table:style-name="ce1">
            <text:p>M. abscessus (1/17/2023)</text:p>
          </table:table-cell>
          <table:table-cell office:value-type="string" table:style-name="ce1">
            <text:p>M. abscessus, Aspergillus fumigatus (11/14/2022)</text:p>
          </table:table-cell>
          <table:table-cell office:value-type="string" table:style-name="ce1">
            <text:p>M. abscessus (7/6/2022)</text:p>
          </table:table-cell>
          <table:table-cell office:value-type="string" table:style-name="ce1">
            <text:p>MAC twice in 20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nitez, Patricia</text:p>
          </table:table-cell>
          <table:table-cell office:value-type="string" table:style-name="ce1">
            <text:p>X007348818</text:p>
          </table:table-cell>
          <table:table-cell office:value-type="float" office:value="1259275" table:style-name="ce2">
            <text:p>125927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</text:p>
          </table:table-cell>
          <table:table-cell office:value-type="string" table:style-name="ce4">
            <text:p>2023.12.11</text:p>
          </table:table-cell>
          <table:table-cell office:value-type="string" table:style-name="ce4">
            <text:p>M. avium (12/11/2023)</text:p>
          </table:table-cell>
          <table:table-cell office:value-type="string" table:style-name="ce1">
            <text:p>M. abscessus complex, Aspergillus fumigatus (10/3/202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wman, Dawn L</text:p>
          </table:table-cell>
          <table:table-cell office:value-type="string" table:style-name="ce1">
            <text:p>X003601840</text:p>
          </table:table-cell>
          <table:table-cell office:value-type="float" office:value="1260019" table:style-name="ce2">
            <text:p>126001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0</text:p>
          </table:table-cell>
          <table:table-cell office:value-type="string" table:style-name="ce1">
            <text:p>M. intracellulare, Pseudomonas species (10/17/2023)</text:p>
          </table:table-cell>
          <table:table-cell office:value-type="string" table:style-name="ce1">
            <text:p>Gordonia sputi (8/11/2023)</text:p>
          </table:table-cell>
          <table:table-cell office:value-type="string" table:style-name="ce1">
            <text:p>M. intracellulare (8/10/2023)</text:p>
          </table:table-cell>
          <table:table-cell office:value-type="string" table:style-name="ce1">
            <text:p>MAC (3/21/2023)</text:p>
          </table:table-cell>
          <table:table-cell office:value-type="string" table:style-name="ce1">
            <text:p>MAC (1/26/2023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reeland, Carolyn</text:p>
          </table:table-cell>
          <table:table-cell office:value-type="string" table:style-name="ce1">
            <text:p>X007352032</text:p>
          </table:table-cell>
          <table:table-cell office:value-type="float" office:value="1259135" table:style-name="ce2">
            <text:p>1259135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1</text:p>
          </table:table-cell>
          <table:table-cell office:value-type="string" table:style-name="ce1">
            <text:p>M. abscessus ssp abscessus (8/14/2023)</text:p>
          </table:table-cell>
          <table:table-cell office:value-type="string" table:style-name="ce1">
            <text:p>M. abscessus ssp abscessus (8/11/2023)</text:p>
          </table:table-cell>
          <table:table-cell office:value-type="string" table:style-name="ce1">
            <text:p>M. abscessus ssp abscessus (8/10/2023)</text:p>
          </table:table-cell>
          <table:table-cell office:value-type="string" table:style-name="ce1">
            <text:p>M. abscessus ssp abscessus (6/29/2023)</text:p>
          </table:table-cell>
          <table:table-cell office:value-type="string" table:style-name="ce1">
            <text:p>M. abscessus ssp abscessus (6/28/2023)</text:p>
          </table:table-cell>
          <table:table-cell office:value-type="string" table:style-name="ce1">
            <text:p>M. abscessus complex (macrolide-R, 6/21/2023)</text:p>
          </table:table-cell>
          <table:table-cell office:value-type="string" table:style-name="ce1">
            <text:p>Serratia marcescens (4/2/2023)</text:p>
          </table:table-cell>
          <table:table-cell office:value-type="string" table:style-name="ce1">
            <text:p>M. abscessus, M. avium-intracellulare, Penicillium species (12/20/2022)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owles, Rosanna</text:p>
          </table:table-cell>
          <table:table-cell office:value-type="string" table:style-name="ce1">
            <text:p>X007046637</text:p>
          </table:table-cell>
          <table:table-cell office:value-type="float" office:value="1032628" table:style-name="ce2">
            <text:p>103262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1</text:p>
          </table:table-cell>
          <table:table-cell office:value-type="string" table:style-name="ce1">
            <text:p>M. avium (8/15/2023)</text:p>
          </table:table-cell>
          <table:table-cell office:value-type="string" table:style-name="ce1">
            <text:p>M. avium (8/14/2023)</text:p>
          </table:table-cell>
          <table:table-cell office:value-type="string" table:style-name="ce1">
            <text:p>M. avium (8/10/2023)</text:p>
          </table:table-cell>
          <table:table-cell office:value-type="string" table:style-name="ce1">
            <text:p>M. avium complex, Escherischia coli (7/31/2023)</text:p>
          </table:table-cell>
          <table:table-cell office:value-type="string" table:style-name="ce1">
            <text:p>M. avium complex (12/7/2021)</text:p>
          </table:table-cell>
          <table:table-cell office:value-type="string" table:style-name="ce1">
            <text:p>M. avium complex (7/24/2019)</text:p>
          </table:table-cell>
          <table:table-cell office:value-type="string" table:style-name="ce1">
            <text:p>M. avium and M. abscessus group in 20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riffin, Jenny</text:p>
          </table:table-cell>
          <table:table-cell office:value-type="string" table:style-name="ce1">
            <text:p>X007336282</text:p>
          </table:table-cell>
          <table:table-cell office:value-type="float" office:value="1258420" table:style-name="ce2">
            <text:p>125842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5</text:p>
          </table:table-cell>
          <table:table-cell office:value-type="string" table:style-name="ce1">
            <text:p>M. intracellulare subsp chimaera (1/10/2023)</text:p>
          </table:table-cell>
          <table:table-cell office:value-type="string" table:style-name="ce1">
            <text:p>M. avium complex (ca. 11/23/2021)</text:p>
          </table:table-cell>
          <table:table-cell office:value-type="string" table:style-name="ce1">
            <text:p>M. avium complex (11/23/2020)</text:p>
          </table:table-cell>
          <table:table-cell office:value-type="string" table:style-name="ce1">
            <text:p>M. avium complex (11/25/2019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umer, Arlene</text:p>
          </table:table-cell>
          <table:table-cell office:value-type="string" table:style-name="ce1">
            <text:p>X007043945</text:p>
          </table:table-cell>
          <table:table-cell office:value-type="float" office:value="1182087" table:style-name="ce2">
            <text:p>118208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6.15</text:p>
          </table:table-cell>
          <table:table-cell office:value-type="string" table:style-name="ce1">
            <text:p>M. avium (8/16/2023)</text:p>
          </table:table-cell>
          <table:table-cell office:value-type="string" table:style-name="ce1">
            <text:p>M. avium (8/15/2023)</text:p>
          </table:table-cell>
          <table:table-cell office:value-type="string" table:style-name="ce1">
            <text:p>M. avium (8/14/2023)</text:p>
          </table:table-cell>
          <table:table-cell office:value-type="string" table:style-name="ce1">
            <text:p>M. avium (10/30/2022)</text:p>
          </table:table-cell>
          <table:table-cell office:value-type="string" table:style-name="ce1">
            <text:p>M. avium, Haemophilus parainfluenzae, Coagulase-negative Staph, Streptococcus viridans (11/3/2014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ckman, Linda</text:p>
          </table:table-cell>
          <table:table-cell office:value-type="string" table:style-name="ce1">
            <text:p>X007352179</text:p>
          </table:table-cell>
          <table:table-cell office:value-type="string" table:style-name="ce11">
            <text:p>(none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6</text:p>
          </table:table-cell>
          <table:table-cell office:value-type="string" table:style-name="ce1">
            <text:p>Aspergillus fumigatus, Aspergillus nidulans (10/11/2023)</text:p>
          </table:table-cell>
          <table:table-cell office:value-type="string" table:style-name="ce1">
            <text:p>Aspergillus fumigatus, Purpureocillium lilacinum (8/15/2023)</text:p>
          </table:table-cell>
          <table:table-cell office:value-type="string" table:style-name="ce1">
            <text:p>AFB (referred, 10/12/2022)</text:p>
          </table:table-cell>
          <table:table-cell office:value-type="string" table:style-name="ce1">
            <text:p>M. abscessus ssp abscessus (10/5/2022)</text:p>
          </table:table-cell>
          <table:table-cell office:value-type="string" table:style-name="ce1">
            <text:p>M. abscessus ssp abscessus from 202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urns, Ward</text:p>
          </table:table-cell>
          <table:table-cell office:value-type="string" table:style-name="ce1">
            <text:p>X007342457</text:p>
          </table:table-cell>
          <table:table-cell office:value-type="float" office:value="1259360" table:style-name="ce2">
            <text:p>12593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023.8.17</text:p>
          </table:table-cell>
          <table:table-cell office:value-type="string" table:style-name="ce1">
            <text:p>M. intracellulare (8/18/2023)</text:p>
          </table:table-cell>
          <table:table-cell office:value-type="string" table:style-name="ce1">
            <text:p>M. intracellulare (8/17/2023)</text:p>
          </table:table-cell>
          <table:table-cell office:value-type="string" table:style-name="ce1">
            <text:p>M. intracellulare (8/16/2023)</text:p>
          </table:table-cell>
          <table:table-cell office:value-type="string" table:style-name="ce1">
            <text:p>M. avium complex (10/21/2022)</text:p>
          </table:table-cell>
          <table:table-cell office:value-type="string" table:style-name="ce1">
            <text:p>M. avium complex (2/23/2022)</text:p>
          </table:table-cell>
          <table:table-cell office:value-type="string" table:style-name="ce1">
            <text:p>M. avium complex (2/21/2022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zucena Lillian V</text:p>
          </table:table-cell>
          <table:table-cell office:value-type="string" table:style-name="ce1">
            <text:p>X007031483</text:p>
          </table:table-cell>
          <table:table-cell office:value-type="float" office:value="1101070" table:style-name="ce2">
            <text:p>110107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7</text:p>
          </table:table-cell>
          <table:table-cell office:value-type="string" table:style-name="ce1">
            <text:p>Pseudomonas aeruginosa (11/7/2023)</text:p>
          </table:table-cell>
          <table:table-cell office:value-type="string" table:style-name="ce1">
            <text:p>Pseudomonas aeruginosa (8/16/2023)</text:p>
          </table:table-cell>
          <table:table-cell office:value-type="string" table:style-name="ce1">
            <text:p>Pseudomonas aeruginosa (8/5/2023)</text:p>
          </table:table-cell>
          <table:table-cell office:value-type="string" table:style-name="ce1">
            <text:p>M. avium-intracellulare complex, Pseudomonas aeruginosa (2/6/2023)</text:p>
          </table:table-cell>
          <table:table-cell office:value-type="string" table:style-name="ce1">
            <text:p>Pseudomonas aeruginosa (2/2/2023)</text:p>
          </table:table-cell>
          <table:table-cell office:value-type="string" table:style-name="ce1">
            <text:p>Pseudomonas aeruginosa (4/8/2022)</text:p>
          </table:table-cell>
          <table:table-cell office:value-type="string" table:style-name="ce1">
            <text:p>prior growth of Pseudomonas, Aspergillus, Stenotrophomonas, M. gordona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Hague, Karen</text:p>
          </table:table-cell>
          <table:table-cell office:value-type="string" table:style-name="ce1">
            <text:p>X007342493</text:p>
          </table:table-cell>
          <table:table-cell office:value-type="float" office:value="1259622" table:style-name="ce2">
            <text:p>12596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8</text:p>
          </table:table-cell>
          <table:table-cell office:value-type="string" table:style-name="ce1">
            <text:p>M. abscessus ssp abscessus (8/18/2023)</text:p>
          </table:table-cell>
          <table:table-cell office:value-type="string" table:style-name="ce1">
            <text:p>M. avium, Haemophilus influenzae (3/16/2023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oodspeed, Mary Beth</text:p>
          </table:table-cell>
          <table:table-cell office:value-type="string" table:style-name="ce1">
            <text:p>X007325782</text:p>
          </table:table-cell>
          <table:table-cell office:value-type="float" office:value="1256024" table:style-name="ce2">
            <text:p>125602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22</text:p>
          </table:table-cell>
          <table:table-cell office:value-type="string" table:style-name="ce1">
            <text:p>M. gordonae, Penicillium species, Talaromyces funiculosus, Tinctoporellus epimiltinus (8/21/2023)</text:p>
          </table:table-cell>
          <table:table-cell office:value-type="string" table:style-name="ce1">
            <text:p>M. avium complex (2/20/2023)</text:p>
          </table:table-cell>
          <table:table-cell office:value-type="string" table:style-name="ce1">
            <text:p>M. avium complex (2/1/2023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aub, Isabel Ann</text:p>
          </table:table-cell>
          <table:table-cell office:value-type="string" table:style-name="ce1">
            <text:p>X002651411</text:p>
          </table:table-cell>
          <table:table-cell office:value-type="float" office:value="439739" table:style-name="ce2">
            <text:p>43973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22</text:p>
          </table:table-cell>
          <table:table-cell office:value-type="string" table:style-name="ce1">
            <text:p>Scedosporium apiospermum (8/21/2023)</text:p>
          </table:table-cell>
          <table:table-cell office:value-type="string" table:style-name="ce1">
            <text:p>Aspergillus fumigatus (3/7/2023)</text:p>
          </table:table-cell>
          <table:table-cell office:value-type="string" table:style-name="ce1">
            <text:p>M. abscessus complex (10/4/2017)</text:p>
          </table:table-cell>
          <table:table-cell office:value-type="string" table:style-name="ce1">
            <text:p>treated for MAC in 2010, BAL with MAC in 200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andel, Cydney</text:p>
          </table:table-cell>
          <table:table-cell office:value-type="string" table:style-name="ce1">
            <text:p>X007172688</text:p>
          </table:table-cell>
          <table:table-cell office:value-type="float" office:value="379914" table:style-name="ce2">
            <text:p>37991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23</text:p>
          </table:table-cell>
          <table:table-cell office:value-type="string" table:style-name="ce1">
            <text:p>M. intracellulare (8/22/2023)</text:p>
          </table:table-cell>
          <table:table-cell office:value-type="string" table:style-name="ce1">
            <text:p>Pseudomonas fluorescens (6/5/2023)</text:p>
          </table:table-cell>
          <table:table-cell office:value-type="string" table:style-name="ce1">
            <text:p>M. intracellulare (1/3/2023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esseri, Talya</text:p>
          </table:table-cell>
          <table:table-cell office:value-type="string" table:style-name="ce1">
            <text:p>X007342231</text:p>
          </table:table-cell>
          <table:table-cell office:value-type="float" office:value="1259815" table:style-name="ce2">
            <text:p>12598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14</text:p>
          </table:table-cell>
          <table:table-cell office:value-type="string" table:style-name="ce1">
            <text:p>M. abscessus ssp abscessus (8/23/2023)</text:p>
          </table:table-cell>
          <table:table-cell office:value-type="string" table:style-name="ce1">
            <text:p>M. abscessus ssp abscessus (8/22/2023)</text:p>
          </table:table-cell>
          <table:table-cell office:value-type="string" table:style-name="ce1">
            <text:p>M. abscessus (4/21/2023)</text:p>
          </table:table-cell>
          <table:table-cell office:value-type="string" table:style-name="ce1">
            <text:p>M. abscessus (4/7/2023)</text:p>
          </table:table-cell>
          <table:table-cell office:value-type="string" table:style-name="ce1">
            <text:p>M. abscessus (4/3/2023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adeke, Nanette</text:p>
          </table:table-cell>
          <table:table-cell office:value-type="string" table:style-name="ce1">
            <text:p>X007102573</text:p>
          </table:table-cell>
          <table:table-cell office:value-type="float" office:value="305901" table:style-name="ce2">
            <text:p>30590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18.6.27</text:p>
          </table:table-cell>
          <table:table-cell office:value-type="string" table:style-name="ce1">
            <text:p>M. abscessus subsp abscessus (6/29/2018)</text:p>
          </table:table-cell>
          <table:table-cell office:value-type="string" table:style-name="ce1">
            <text:p>M. abscessus subsp abscessus (6/27/2018)</text:p>
          </table:table-cell>
          <table:table-cell office:value-type="string" table:style-name="ce1">
            <text:p>M. abscessus subsp abscessus, Haemophilus parainfluenzae (6/26/2018)</text:p>
          </table:table-cell>
          <table:table-cell office:value-type="string" table:style-name="ce1">
            <text:p>M. abscessus group (11/2/2017)</text:p>
          </table:table-cell>
          <table:table-cell office:value-type="string" table:style-name="ce1">
            <text:p>M. abscessus group (7/13/2017)</text:p>
          </table:table-cell>
          <table:table-cell office:value-type="string" table:style-name="ce1">
            <text:p>M. chelonae ss chelonae, Staph aureus (MRSA) (12/7/2015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arkavage, Emily M</text:p>
          </table:table-cell>
          <table:table-cell office:value-type="string" table:style-name="ce1">
            <text:p>X007173872</text:p>
          </table:table-cell>
          <table:table-cell office:value-type="float" office:value="1044482" table:style-name="ce2">
            <text:p>104448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2.9.26</text:p>
          </table:table-cell>
          <table:table-cell office:value-type="string" table:style-name="ce1">
            <text:p>M. avium-intracellulare complex, Staph aureus (MSSA) (10/21/2022)</text:p>
          </table:table-cell>
          <table:table-cell office:value-type="string" table:style-name="ce1">
            <text:p>Staph aureus (MSSA), Penicillium species, probable Basidiomycetes species (10/6/2021)</text:p>
          </table:table-cell>
          <table:table-cell office:value-type="string" table:style-name="ce1">
            <text:p>M. chelonae (7/13/2021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asser, Bonnie</text:p>
          </table:table-cell>
          <table:table-cell office:value-type="string" table:style-name="ce1">
            <text:p>X007282488</text:p>
          </table:table-cell>
          <table:table-cell office:value-type="float" office:value="1070382" table:style-name="ce2">
            <text:p>107038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29</text:p>
          </table:table-cell>
          <table:table-cell office:value-type="string" table:style-name="ce1">
            <text:p>M. avium (8/30/2023)</text:p>
          </table:table-cell>
          <table:table-cell office:value-type="string" table:style-name="ce1">
            <text:p>M. avium (8/30/2023)</text:p>
          </table:table-cell>
          <table:table-cell office:value-type="string" table:style-name="ce1">
            <text:p>M. avium-intracellulare complex (8/31/2022)</text:p>
          </table:table-cell>
          <table:table-cell office:value-type="string" table:style-name="ce1">
            <text:p>prior MAC from 6/201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weed, Mary</text:p>
          </table:table-cell>
          <table:table-cell office:value-type="string" table:style-name="ce1">
            <text:p>X007355475</text:p>
          </table:table-cell>
          <table:table-cell office:value-type="string" table:style-name="ce11">
            <text:p>(none)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8.30</text:p>
          </table:table-cell>
          <table:table-cell office:value-type="string" table:style-name="ce1">
            <text:p>M. avium (6/28/2023)</text:p>
          </table:table-cell>
          <table:table-cell office:value-type="string" table:style-name="ce1">
            <text:p>MAC (3/15/2023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udds, Katherine M</text:p>
          </table:table-cell>
          <table:table-cell office:value-type="string" table:style-name="ce1">
            <text:p>X007052709</text:p>
          </table:table-cell>
          <table:table-cell office:value-type="float" office:value="995797" table:style-name="ce2">
            <text:p>99579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F</text:p>
          </table:table-cell>
          <table:table-cell office:value-type="string" table:style-name="ce4">
            <text:p>2023.11.7</text:p>
          </table:table-cell>
          <table:table-cell office:value-type="string" table:style-name="ce4">
            <text:p>Enterococcus faecium (11/28/2023)</text:p>
          </table:table-cell>
          <table:table-cell office:value-type="string" table:style-name="ce4">
            <text:p>Enterococcus faecium (10/10/2023)</text:p>
          </table:table-cell>
          <table:table-cell office:value-type="string" table:style-name="ce12">
            <text:p>Staph aureus (MSSA) (9/5/2023)</text:p>
          </table:table-cell>
          <table:table-cell office:value-type="string" table:style-name="ce12">
            <text:p>M. abscessus ssp abscessus, Staph aureus (MSSA), Haemophilus influenzae (9/1/2023)</text:p>
          </table:table-cell>
          <table:table-cell office:value-type="string" table:style-name="ce12">
            <text:p>M. abscessus ssp abscessus (8/29/2023)</text:p>
          </table:table-cell>
          <table:table-cell office:value-type="string" table:style-name="ce12">
            <text:p>M. abscessus subsp abscessus, Pseudomonas aeruginosa, Acinetobacter ursingii (7/10/2023)</text:p>
          </table:table-cell>
          <table:table-cell office:value-type="string" table:style-name="ce12">
            <text:p>M. abscessus ssp abscessus (3/3/2023)</text:p>
          </table:table-cell>
          <table:table-cell office:value-type="string" table:style-name="ce12">
            <text:p>MAC, M. abscessus ssp abscessus, Penicillium species (12/2/2021)</text:p>
          </table:table-cell>
          <table:table-cell office:value-type="string" table:style-name="ce12">
            <text:p>further past M. abscessus cultures 2015-2018 and one M. saskatchwanense in 201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heehan, Christine</text:p>
          </table:table-cell>
          <table:table-cell office:value-type="string" table:style-name="ce1">
            <text:p>X007374119</text:p>
          </table:table-cell>
          <table:table-cell office:value-type="string" table:style-name="ce1">
            <text:p>(none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2.17</text:p>
          </table:table-cell>
          <table:table-cell office:value-type="string" table:style-name="ce1">
            <text:p>AFB (referred, 2/22/2023)</text:p>
          </table:table-cell>
          <table:table-cell office:value-type="string" table:style-name="ce1">
            <text:p>M. intracellulare (2/21/2023)</text:p>
          </table:table-cell>
          <table:table-cell office:value-type="string" table:style-name="ce1">
            <text:p>AFB (referred, 2/20/2023)</text:p>
          </table:table-cell>
          <table:table-cell office:value-type="string" table:style-name="ce1">
            <text:p>M. intracellulare (2/19/2023)</text:p>
          </table:table-cell>
          <table:table-cell office:value-type="string" table:style-name="ce1">
            <text:p>Staph aureus (MRSA) (12/9/2022)</text:p>
          </table:table-cell>
          <table:table-cell office:value-type="string" table:style-name="ce1">
            <text:p>Achromobacter xylosoxidans (2/18/2022)</text:p>
          </table:table-cell>
          <table:table-cell office:value-type="string" table:style-name="ce1">
            <text:p>Achromobacter xylosoxidans (1/18/202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alpra-Berman, Gina</text:p>
          </table:table-cell>
          <table:table-cell office:value-type="string" table:style-name="ce1">
            <text:p>X007363965</text:p>
          </table:table-cell>
          <table:table-cell office:value-type="string" table:style-name="ce1">
            <text:p>(none)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.4.22</text:p>
          </table:table-cell>
          <table:table-cell office:value-type="string" table:style-name="ce1">
            <text:p>M. abscessus ssp massiliense, M. gordonae (4/3/2024)</text:p>
          </table:table-cell>
          <table:table-cell office:value-type="string" table:style-name="ce1">
            <text:p>M. abscessus ssp massiliense, Penicillium species (1/2/2024)</text:p>
          </table:table-cell>
          <table:table-cell office:value-type="string" table:style-name="ce1">
            <text:p>M. abscessus ssp massiliense, Penicillium species (9/1/2023)</text:p>
          </table:table-cell>
          <table:table-cell office:value-type="string" table:style-name="ce1">
            <text:p>Achromobacter xylosoxidans (9/5/2023)</text:p>
          </table:table-cell>
          <table:table-cell office:value-type="string" table:style-name="ce1">
            <text:p>M. abscessus ssp massiliense, Stenotrophomonas maltophilia (7/19/2023)</text:p>
          </table:table-cell>
          <table:table-cell office:value-type="string" table:style-name="ce1">
            <text:p>M. abscessus complex (with erm gene mutation consistent with massiliense), hyaline non-sporulating mold (4/27/2023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Deroche, Kayla</text:p>
          </table:table-cell>
          <table:table-cell office:value-type="string" table:style-name="ce1">
            <text:p>X007646197</text:p>
          </table:table-cell>
          <table:table-cell office:value-type="string" table:style-name="ce1">
            <text:p>(none)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4.5.29</text:p>
          </table:table-cell>
          <table:table-cell office:value-type="string" table:style-name="ce1">
            <text:p>M. avium (5/17/2024)</text:p>
          </table:table-cell>
          <table:table-cell office:value-type="string" table:style-name="ce1">
            <text:p>M. avium (5/16/2024)</text:p>
          </table:table-cell>
          <table:table-cell office:value-type="string" table:style-name="ce1">
            <text:p>M. avium complex (7/3/2023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hannon, Michelle</text:p>
          </table:table-cell>
          <table:table-cell office:value-type="string" table:style-name="ce1">
            <text:p>X002561589</text:p>
          </table:table-cell>
          <table:table-cell office:value-type="string" table:style-name="ce1">
            <text:p>(none)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4.10.1</text:p>
          </table:table-cell>
          <table:table-cell office:value-type="string" table:style-name="ce1">
            <text:p>M. avium, Streptococcus viridans (5/15/2024)</text:p>
          </table:table-cell>
          <table:table-cell office:value-type="string" table:style-name="ce1">
            <text:p>M. avium (6/29/2021)</text:p>
          </table:table-cell>
          <table:table-cell office:value-type="string" table:style-name="ce1">
            <text:p>M. avium (12/21/2018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arrett, Linda</text:p>
          </table:table-cell>
          <table:table-cell office:value-type="string" table:style-name="ce1">
            <text:p>X007035300</text:p>
          </table:table-cell>
          <table:table-cell office:value-type="float" office:value="585611" table:style-name="ce2">
            <text:p>58561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6">
            <text:p>2022.1.17</text:p>
          </table:table-cell>
          <table:table-cell office:value-type="string" table:style-name="ce6">
            <text:p>Pseudomonas aeruginosa (2/2/2022)</text:p>
          </table:table-cell>
          <table:table-cell office:value-type="string" table:style-name="ce1">
            <text:p>Pseudomonas aerugionsa (1/17/2022)</text:p>
          </table:table-cell>
          <table:table-cell office:value-type="string" table:style-name="ce1">
            <text:p>M. intracellulare, most closely related to M. intracellulare, Scedosporium apiospermum/Pseudallescheria boydii complex (11/10/2017)</text:p>
          </table:table-cell>
          <table:table-cell office:value-type="string" table:style-name="ce1">
            <text:p>M. intracellulare (11/9/2017)</text:p>
          </table:table-cell>
          <table:table-cell office:value-type="string" table:style-name="ce1">
            <text:p>M. intracellulare, Aspergillus flavus group, Penicillium species (11/7/2017)</text:p>
          </table:table-cell>
          <table:table-cell office:value-type="string" table:style-name="ce1">
            <text:p>M. avium complex (6/22/2017)</text:p>
          </table:table-cell>
          <table:table-cell office:value-type="string" table:style-name="ce1">
            <text:p>M. intracellulare (8/24/2010)</text:p>
          </table:table-cell>
          <table:table-cell office:value-type="string" table:style-name="ce1">
            <text:p>M. intracellulare (6/18/2010)</text:p>
          </table:table-cell>
          <table:table-cell office:value-type="string" table:style-name="ce1">
            <text:p>M. avium complex (3/11/2010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oung, Sharon</text:p>
          </table:table-cell>
          <table:table-cell office:value-type="string" table:style-name="ce1">
            <text:p>X007602084</text:p>
          </table:table-cell>
          <table:table-cell office:value-type="string" table:style-name="ce1">
            <text:p>(none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4.2.20</text:p>
          </table:table-cell>
          <table:table-cell office:value-type="string" table:style-name="ce1">
            <text:p>MAC (3/19/2024)</text:p>
          </table:table-cell>
          <table:table-cell office:value-type="string" table:style-name="ce1">
            <text:p>MAC (8/2/2022)</text:p>
          </table:table-cell>
          <table:table-cell office:value-type="string" table:style-name="ce1">
            <text:p>MAC (5/27/2022)</text:p>
          </table:table-cell>
          <table:table-cell office:value-type="string" table:style-name="ce1">
            <text:p>By history MAC also in 2018 and 2020 and Nocardia in 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rrero-Mercado, Natasha</text:p>
          </table:table-cell>
          <table:table-cell office:value-type="string" table:style-name="ce1">
            <text:p>X007058971</text:p>
          </table:table-cell>
          <table:table-cell office:value-type="float" office:value="1072946" table:style-name="ce2">
            <text:p>107294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023 (3/29/2023 or 10/30/2023)</text:p>
          </table:table-cell>
          <table:table-cell office:value-type="string" table:style-name="ce1">
            <text:p>MAC (6/28/2024)</text:p>
          </table:table-cell>
          <table:table-cell office:value-type="string" table:style-name="ce1">
            <text:p>Staph aureus (MSSA) (12/3/2019)</text:p>
          </table:table-cell>
          <table:table-cell office:value-type="string" table:style-name="ce1">
            <text:p>M. intracellulare, Haemophilus species not influenzae (5/24/2018)</text:p>
          </table:table-cell>
          <table:table-cell office:value-type="string" table:style-name="ce1">
            <text:p>M. avium-intracellulare complex, M. chelonae (11/29/2016)</text:p>
          </table:table-cell>
          <table:table-cell office:value-type="string" table:style-name="ce1">
            <text:p>M. avium-intracellulare complex (9/25/2015)</text:p>
          </table:table-cell>
          <table:table-cell office:value-type="string" table:style-name="ce1">
            <text:p>M. avium intracellulare group (3/17/2014)</text:p>
          </table:table-cell>
          <table:table-cell office:value-type="string" table:style-name="ce1">
            <text:p>M. avium intracellulare group (3/12/2014)</text:p>
          </table:table-cell>
          <table:table-cell table:number-columns-repeated="16371" table:style-name="ce1"/>
        </table:table-row>
        <table:table-row table:number-rows-repeated="10484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alibri (Body)" svg:font-family="&quot;Calibri (Body)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Eddy, Jared</meta:initial-creator>
    <dc:creator>Eddy, Jared</dc:creator>
    <meta:creation-date>2025-06-07T21:39:35Z</meta:creation-date>
    <dc:date>2025-06-18T01:21:58Z</dc:date>
  </office:meta>
</office:document-meta>
</file>